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4000000FBD728AE96.png"/>
  <manifest:file-entry manifest:media-type="image/png" manifest:full-path="Pictures/100002010000008000000080AA8068AA.png"/>
  <manifest:file-entry manifest:media-type="image/png" manifest:full-path="Pictures/10000000000000200000002000309F1C.png"/>
  <manifest:file-entry manifest:media-type="image/png" manifest:full-path="Pictures/100000000000010000000060D74A0B29.png"/>
  <manifest:file-entry manifest:media-type="image/png" manifest:full-path="Pictures/100002010000032000000212CEBD1D00.png"/>
  <manifest:file-entry manifest:media-type="image/png" manifest:full-path="Pictures/10000201000001FD00000144CB691467.png"/>
  <manifest:file-entry manifest:media-type="image/png" manifest:full-path="Pictures/100002010000010000000100976EC3FE.png"/>
  <manifest:file-entry manifest:media-type="image/png" manifest:full-path="Pictures/1000020100000124000001FD98C71D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opacity="90%" draw:textarea-horizontal-align="justify" draw:textarea-vertical-align="middle" draw:auto-grow-height="false" draw:shadow-opacity="90%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opacity="80%" draw:textarea-horizontal-align="justify" draw:textarea-vertical-align="middle" draw:auto-grow-height="false" draw:shadow-offset-x="0.305cm" draw:shadow-offset-y="0.305cm" draw:shadow-opacity="80%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3" style:family="graphic">
      <style:graphic-properties style:protect="size"/>
    </style:style>
    <style:style style:name="gr14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0cm" fo:min-width="0cm" draw:shadow="visible" draw:shadow-offset-x="0.051cm" draw:shadow-offset-y="0.051cm" draw:shadow-opacity="15%"/>
    </style:style>
    <style:style style:name="gr1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1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17" style:family="graphic" style:parent-style-name="standard">
      <style:graphic-properties draw:stroke="none" draw:fill="solid" draw:fill-color="#9966cc" draw:textarea-horizontal-align="justify" draw:textarea-vertical-align="middle" draw:auto-grow-height="false" draw:shadow="hidden" draw:shadow-offset-x="0.051cm" draw:shadow-offset-y="0.051cm" draw:shadow-opacity="80%"/>
    </style:style>
    <style:style style:name="gr1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2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2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5" style:family="graphic" style:parent-style-name="standard">
      <style:graphic-properties draw:stroke="none" draw:auto-grow-height="false" fo:min-height="0.749cm" fo:min-width="0.499cm" fo:wrap-option="no-wrap"/>
    </style:style>
    <style:style style:name="gr26" style:family="graphic" style:parent-style-name="standard">
      <style:graphic-properties draw:stroke="none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1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0cm" fo:min-width="0cm" fo:padding-left="0.127cm" fo:padding-right="0.127cm" draw:shadow="hidden" draw:shadow-offset-x="0.051cm" draw:shadow-offset-y="0.051cm" draw:shadow-opacity="20%"/>
    </style:style>
    <style:style style:name="gr32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5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0cm" fo:min-width="0cm" fo:padding-left="0.127cm" fo:padding-right="0.127cm" draw:shadow="hidden" draw:shadow-offset-x="0.051cm" draw:shadow-offset-y="0.051cm" draw:shadow-opacity="20%"/>
    </style:style>
    <style:style style:name="gr4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0cm" fo:min-width="0cm" fo:padding-left="0.127cm" fo:padding-right="0.127cm" draw:shadow="hidden" draw:shadow-offset-x="0.051cm" draw:shadow-offset-y="0.051cm" draw:shadow-opacity="20%"/>
    </style:style>
    <style:style style:name="gr4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0cm" fo:min-width="0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53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/>
    </style:style>
    <style:style style:name="gr54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/>
    </style:style>
    <style:style style:name="gr55" style:family="graphic" style:parent-style-name="standard">
      <style:graphic-properties draw:stroke="dash" draw:stroke-dash="Fine_20_Dashed" draw:textarea-horizontal-align="center" draw:textarea-vertical-align="middle"/>
    </style:style>
    <style:style style:name="gr56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5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5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6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2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marker-end="Arrow" draw:marker-end-width="0.3cm" draw:textarea-horizontal-align="center" draw:textarea-vertical-align="middle"/>
    </style:style>
    <style:style style:name="gr7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5" style:family="graphic" style:parent-style-name="standard">
      <style:graphic-properties draw:marker-end="Arrow" draw:marker-end-width="0.3cm" draw:textarea-horizontal-align="center" draw:textarea-vertical-align="middle"/>
    </style:style>
    <style:style style:name="gr7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80" style:family="graphic" style:parent-style-name="objectwithoutfill">
      <style:graphic-properties draw:marker-end="Arrow" draw:fill="none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0cm" fo:min-width="0cm" draw:shadow="visible" draw:shadow-offset-x="0.051cm" draw:shadow-offset-y="0.051cm" draw:shadow-opacity="80%"/>
    </style:style>
    <style:style style:name="gr86" style:family="graphic" style:parent-style-name="standard">
      <style:graphic-properties draw:opacity="90%" draw:textarea-horizontal-align="justify" draw:textarea-vertical-align="middle" draw:auto-grow-height="false" draw:shadow-opacity="90%"/>
    </style:style>
    <style:style style:name="gr87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88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89" style:family="graphic" style:parent-style-name="objectwithoutfill">
      <style:graphic-properties draw:fill="none" draw:textarea-horizontal-align="center" draw:textarea-vertical-align="middle"/>
    </style:style>
    <style:style style:name="gr90" style:family="graphic" style:parent-style-name="standard">
      <style:graphic-properties draw:textarea-horizontal-align="justify" draw:textarea-vertical-align="middle" draw:auto-grow-height="false"/>
    </style:style>
    <style:style style:name="gr91" style:family="graphic" style:parent-style-name="standard">
      <style:graphic-properties draw:fill="solid" draw:fill-color="#99ccff" draw:opacity="90%" draw:textarea-horizontal-align="justify" draw:textarea-vertical-align="middle" draw:auto-grow-height="false" draw:shadow-opacity="90%"/>
    </style:style>
    <style:style style:name="gr92" style:family="graphic" style:parent-style-name="standard">
      <style:graphic-properties draw:fill="solid" draw:fill-color="#99ccff" draw:opacity="90%" draw:textarea-horizontal-align="justify" draw:textarea-vertical-align="middle" draw:auto-grow-height="false" draw:shadow-offset-x="0.3cm" draw:shadow-offset-y="0.3cm" draw:shadow-opacity="9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Monospace" style:font-pitch="fixed" fo:font-size="22pt" fo:font-weight="bold" style:letter-kerning="true" style:font-family-asian="'WenQuanYi Zen Hei'" style:font-family-generic-asian="system" style:font-pitch-asian="variable" style:font-size-asian="22pt" style:font-weight-asian="bold" style:font-family-complex="'Lohit Hindi'" style:font-family-generic-complex="system" style:font-pitch-complex="variable" style:font-size-complex="22pt" style:font-weight-complex="bold"/>
    </style:style>
    <style:style style:name="P3" style:family="paragraph">
      <style:paragraph-properties fo:text-align="center"/>
      <style:text-properties fo:color="#000000" fo:font-family="Monospace" style:font-pitch="fixed" fo:font-size="22pt" fo:font-weight="normal" style:letter-kerning="true" style:font-family-asian="'WenQuanYi Zen Hei'" style:font-family-generic-asian="system" style:font-pitch-asian="variable" style:font-size-asian="22pt" style:font-weight-asian="normal" style:font-family-complex="'Lohit Hindi'" style:font-family-generic-complex="system" style:font-pitch-complex="variable" style:font-size-complex="22pt" style:font-weight-complex="normal"/>
    </style:style>
    <style:style style:name="P4" style:family="paragraph">
      <style:paragraph-properties fo:text-align="center"/>
      <style:text-properties fo:color="#000000" fo:font-family="Monospace" style:font-pitch="fixed" fo:font-size="22pt" fo:text-shadow="none" fo:font-weight="bold" style:letter-kerning="true" style:font-family-asian="'WenQuanYi Zen Hei'" style:font-family-generic-asian="system" style:font-pitch-asian="variable" style:font-size-asian="22pt" style:font-weight-asian="bold" style:font-family-complex="'Lohit Hindi'" style:font-family-generic-complex="system" style:font-pitch-complex="variable" style:font-size-complex="22pt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000000" fo:font-family="Monospace" style:font-pitch="fixed" fo:font-size="15pt" fo:font-weight="normal" style:letter-kerning="true" style:font-family-asian="'WenQuanYi Zen Hei'" style:font-family-generic-asian="system" style:font-pitch-asian="variable" style:font-size-asian="15pt" style:font-weight-asian="normal" style:font-family-complex="'Lohit Hindi'" style:font-family-generic-complex="system" style:font-pitch-complex="variable" style:font-size-complex="15pt" style:font-weight-complex="normal"/>
    </style:style>
    <style:style style:name="P7" style:family="paragraph">
      <style:paragraph-properties fo:text-align="center"/>
      <style:text-properties fo:color="#000000" fo:font-family="Monospace" style:font-pitch="fixed" fo:font-size="14pt" fo:font-weight="normal" style:letter-kerning="true" style:font-family-asian="'WenQuanYi Zen Hei'" style:font-family-generic-asian="system" style:font-pitch-asian="variable" style:font-size-asian="14pt" style:font-weight-asian="normal" style:font-family-complex="'Lohit Hindi'" style:font-family-generic-complex="system" style:font-pitch-complex="variable" style:font-size-complex="14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333333" fo:font-family="Monospace" style:font-pitch="fixed"/>
    </style:style>
    <style:style style:name="P11" style:family="paragraph">
      <style:text-properties fo:color="#333333" fo:font-family="Monospace" style:font-pitch="fixed" fo:font-size="14pt" style:font-size-asian="14pt" style:font-size-complex="14pt"/>
    </style:style>
    <style:style style:name="P12" style:family="paragraph">
      <style:paragraph-properties fo:text-align="center"/>
      <style:text-properties fo:font-family="Monospace" style:font-pitch="fixed" fo:font-size="12pt" style:font-size-asian="12pt" style:font-size-complex="12pt"/>
    </style:style>
    <style:style style:name="P13" style:family="paragraph">
      <style:paragraph-properties fo:text-align="center"/>
      <style:text-properties fo:font-family="Monospace" style:font-pitch="fixed" fo:font-size="10.5pt" style:font-size-asian="10.5pt" style:font-size-complex="10.5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000000" fo:font-family="Monospace" style:font-pitch="fixed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color="#000000" fo:font-family="Monospace" style:font-pitch="fixed" fo:font-size="18pt" fo:font-weight="normal" style:letter-kerning="true" style:font-family-asian="'WenQuanYi Zen Hei'" style:font-family-generic-asian="system" style:font-pitch-asian="variable" style:font-size-asian="18pt" style:font-weight-asian="normal" style:font-family-complex="'Lohit Hindi'" style:font-family-generic-complex="system" style:font-pitch-complex="variable" style:font-size-complex="18pt" style:font-weight-complex="normal"/>
    </style:style>
    <style:style style:name="T6" style:family="text">
      <style:text-properties fo:color="#000000" fo:font-family="Monospace" style:font-pitch="fixed" fo:font-size="15pt" fo:font-weight="normal" style:letter-kerning="true" style:font-family-asian="'WenQuanYi Zen Hei'" style:font-family-generic-asian="system" style:font-pitch-asian="variable" style:font-size-asian="15pt" style:font-weight-asian="normal" style:font-family-complex="'Lohit Hindi'" style:font-family-generic-complex="system" style:font-pitch-complex="variable" style:font-size-complex="15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000000" fo:font-family="Monospace" style:font-pitch="fixed" fo:font-size="13pt" fo:text-shadow="none" fo:font-weight="bold" style:letter-kerning="true" style:font-family-asian="'WenQuanYi Zen Hei'" style:font-family-generic-asian="system" style:font-pitch-asian="variable" style:font-size-asian="13pt" style:font-weight-asian="bold" style:font-family-complex="'Lohit Hindi'" style:font-family-generic-complex="system" style:font-pitch-complex="variable" style:font-size-complex="13pt" style:font-weight-complex="bold"/>
    </style:style>
    <style:style style:name="T9" style:family="text">
      <style:text-properties fo:color="#000000" fo:font-family="Monospace" style:font-pitch="fixed" fo:font-size="15pt" style:letter-kerning="true" style:font-family-asian="'WenQuanYi Zen Hei'" style:font-family-generic-asian="system" style:font-pitch-asian="variable" style:font-size-asian="15pt" style:font-family-complex="'Lohit Hindi'" style:font-family-generic-complex="system" style:font-pitch-complex="variable" style:font-size-complex="15pt"/>
    </style:style>
    <style:style style:name="T10" style:family="text">
      <style:text-properties fo:color="#000000" fo:font-family="Monospace" style:font-pitch="fixed" fo:font-size="13pt" fo:font-weight="normal" style:letter-kerning="true" style:font-family-asian="'WenQuanYi Zen Hei'" style:font-family-generic-asian="system" style:font-pitch-asian="variable" style:font-size-asian="13pt" style:font-weight-asian="normal" style:font-family-complex="'Lohit Hindi'" style:font-family-generic-complex="system" style:font-pitch-complex="variable" style:font-size-complex="13pt" style:font-weight-complex="normal"/>
    </style:style>
    <style:style style:name="T11" style:family="text">
      <style:text-properties fo:color="#000000" fo:font-family="Monospace" style:font-pitch="fixed" fo:font-size="12pt" fo:font-weight="normal" style:letter-kerning="true" style:font-family-asian="'WenQuanYi Zen Hei'" style:font-family-generic-asian="system" style:font-pitch-asian="variable" style:font-size-asian="12pt" style:font-weight-asian="normal" style:font-family-complex="'Lohit Hindi'" style:font-family-generic-complex="system" style:font-pitch-complex="variable" style:font-size-complex="12pt" style:font-weight-complex="normal"/>
    </style:style>
    <style:style style:name="T12" style:family="text">
      <style:text-properties fo:color="#000000" fo:font-family="Monospace" style:font-pitch="fixed" fo:font-size="15pt" fo:font-style="italic" fo:font-weight="normal" style:letter-kerning="true" style:font-family-asian="'WenQuanYi Zen Hei'" style:font-family-generic-asian="system" style:font-pitch-asian="variable" style:font-size-asian="15pt" style:font-style-asian="italic" style:font-weight-asian="normal" style:font-family-complex="'Lohit Hindi'" style:font-family-generic-complex="system" style:font-pitch-complex="variable" style:font-size-complex="15pt" style:font-style-complex="italic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fo:font-family="Monospace" style:font-pitch="fixed" fo:font-size="14pt" fo:font-weight="normal" style:letter-kerning="true" style:font-family-asian="'WenQuanYi Zen Hei'" style:font-family-generic-asian="system" style:font-pitch-asian="variable" style:font-size-asian="14pt" style:font-weight-asian="normal" style:font-family-complex="'Lohit Hindi'" style:font-family-generic-complex="system" style:font-pitch-complex="variable" style:font-size-complex="14pt" style:font-weight-complex="normal"/>
    </style:style>
    <style:style style:name="T15" style:family="text">
      <style:text-properties fo:color="#000000" fo:font-family="Monospace" style:font-pitch="fixed" fo:font-size="14pt" fo:font-style="italic" fo:font-weight="normal" style:letter-kerning="true" style:font-family-asian="'WenQuanYi Zen Hei'" style:font-family-generic-asian="system" style:font-pitch-asian="variable" style:font-size-asian="14pt" style:font-style-asian="italic" style:font-weight-asian="normal" style:font-family-complex="'Lohit Hindi'" style:font-family-generic-complex="system" style:font-pitch-complex="variable" style:font-size-complex="14pt" style:font-style-complex="italic" style:font-weight-complex="normal"/>
    </style:style>
    <style:style style:name="T16" style:family="text">
      <style:text-properties fo:font-family="Monospace" style:font-pitch="fixed" fo:font-size="11pt" style:font-size-asian="11pt" style:font-size-complex="11pt"/>
    </style:style>
    <style:style style:name="T17" style:family="text">
      <style:text-properties fo:font-family="Monospace" style:font-pitch="fixed" fo:font-size="12pt" style:font-size-asian="12pt" style:font-size-complex="12pt"/>
    </style:style>
    <style:style style:name="T18" style:family="text">
      <style:text-properties fo:font-family="Monospace" style:font-pitch="fixed"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family="Monospace" style:font-pitch="fixed" fo:font-size="10.5pt" style:font-size-asian="10.5pt" style:font-size-complex="10.5pt"/>
    </style:style>
    <style:style style:name="T20" style:family="text">
      <style:text-properties fo:font-size="18pt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family="'Liberation Sans'" style:font-family-generic="roman" style:font-pitch="variable" fo:font-size="16pt" style:letter-kerning="true" style:font-family-asian="'WenQuanYi Zen Hei'" style:font-family-generic-asian="system" style:font-pitch-asian="variable" style:font-size-asian="16pt" style:font-family-complex="'Lohit Hindi'" style:font-family-generic-complex="system" style:font-pitch-complex="variable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2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3.062cm" svg:y="5.08cm">
          <text:p text:style-name="P1">Sardana 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3.94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cm" svg:height="2cm" svg:x="14.24cm" svg:y="6.78cm">
          <text:p text:style-name="P1"><text:span text:style-name="T1">Motor</text:span></text:p>
          <text:p text:style-name="P1"><text:span text:style-name="T1">“</text:span><text:span text:style-name="T1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cm" svg:x="3.9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3cm" svg:height="2cm" svg:x="8.14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cm" svg:height="2cm" svg:x="8.34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54cm" svg:y="10.08cm">
            <text:p text:style-name="P1"><text:span text:style-name="T1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7" draw:text-style-name="P1" draw:layer="layout" svg:width="5.081cm" svg:height="1.383cm" svg:x="3.064cm" svg:y="12.7cm" svg:viewBox="0 0 5082 1384" svg:d="m0 1384v-1384h5082v1384l-2542-794zm-2540 794z">
          <text:p/>
        </draw:path>
        <draw:path draw:style-name="gr8" draw:text-style-name="P1" draw:layer="layout" svg:width="5.085cm" svg:height="2.843cm" svg:x="13.224cm" svg:y="13.452cm" svg:viewBox="0 0 5086 2844" svg:d="m0 2844v-2044l2542-799 2544 799v2044zm-5086 0zm5086-2844z">
          <text:p text:style-name="P1"><text:span text:style-name="T2">NSC200Controller</text:span></text:p>
        </draw:path>
        <draw:path draw:style-name="gr7" draw:text-style-name="P1" draw:layer="layout" svg:width="5.081cm" svg:height="1.383cm" svg:x="8.146cm" svg:y="12.7cm" svg:viewBox="0 0 5082 1384" svg:d="m0 1384v-1384h5082v1384l-2542-794zm-2540 794z">
          <text:p/>
        </draw:path>
        <draw:path draw:style-name="gr7" draw:text-style-name="P1" draw:layer="layout" svg:width="5.081cm" svg:height="1.383cm" svg:x="13.228cm" svg:y="12.7cm" svg:viewBox="0 0 5082 1384" svg:d="m0 1384v-1384h5082v1384l-2542-794zm-2540 794z">
          <text:p/>
        </draw:path>
        <draw:custom-shape draw:style-name="gr4" draw:text-style-name="P1" xml:id="id1" draw:id="id1" draw:layer="layout" svg:width="3cm" svg:height="2cm" svg:x="14.24cm" svg:y="9.98cm">
          <text:p text:style-name="P1">Controller</text:p>
          <text:p text:style-name="P1"><text:span text:style-name="T3">“</text:span><text:span text:style-name="T3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xml:id="id2" draw:id="id2" draw:layer="layout" svg:width="4.318cm" svg:height="4.318cm" svg:x="21.691cm" svg:y="13.116cm">
          <draw:image xlink:href="Pictures/100002010000010000000100976EC3FE.png" xlink:type="simple" xlink:show="embed" xlink:actuate="onLoad">
            <text:p/>
          </draw:image>
        </draw:frame>
        <draw:connector draw:style-name="gr10" draw:text-style-name="P1" draw:layer="layout" draw:type="curve" svg:x1="17.24cm" svg:y1="10.98cm" svg:x2="21.691cm" svg:y2="15.275cm" draw:start-shape="id1" draw:start-glue-point="1" draw:end-shape="id2" draw:end-glue-point="3" svg:d="m17240 10980c3340 0 1115 4295 4451 4295">
          <text:p text:style-name="P1">serial</text:p>
          <text:p text:style-name="P1">line</text:p>
        </draw:connector>
        <draw:frame draw:style-name="gr9" draw:text-style-name="P1" xml:id="id3" draw:id="id3" draw:layer="layout" svg:width="4.218cm" svg:height="2.685cm" svg:x="15.2cm" svg:y="17.491cm">
          <draw:image xlink:href="Pictures/10000201000001FD00000144CB691467.png" xlink:type="simple" xlink:show="embed" xlink:actuate="onLoad">
            <text:p/>
          </draw:image>
        </draw:frame>
        <draw:connector draw:style-name="gr11" draw:text-style-name="P1" draw:layer="layout" draw:type="curve" svg:x1="22.124cm" svg:y1="15.959cm" svg:x2="19.418cm" svg:y2="18.833cm" draw:end-shape="id3" draw:end-glue-point="1" svg:d="m22124 15959c-1654 0-302 2874-2706 2874">
          <text:p/>
        </draw:connector>
        <draw:connector draw:style-name="gr12" draw:text-style-name="P1" draw:layer="layout" draw:type="line" svg:x1="15.74cm" svg:y1="8.78cm" svg:x2="15.74cm" svg:y2="9.98cm" draw:start-shape="id4" draw:start-glue-point="2" draw:end-shape="id1" draw:end-glue-point="0" svg:d="m15740 8780v1200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4" draw:text-style-name="P2" draw:layer="layout" svg:width="4.494cm" svg:height="4.491cm" svg:x="14.966cm" svg:y="8.245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4.494cm" svg:height="3.953cm" svg:x="7.066cm" svg:y="8.511cm">
          <text:p text:style-name="P1"><text:span text:style-name="T4">sardana</text:span></text:p>
          <text:p text:style-name="P1"><text:span text:style-name="T4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4cm" svg:height="2.032cm" svg:x="7.066cm" svg:y="5.544cm">
          <text:p text:style-name="P1"><text:span text:style-name="T5">tango</text:span></text:p>
          <text:p text:style-name="P1"><text:span text:style-name="T5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3" draw:layer="layout" svg:width="4.494cm" svg:height="2.032cm" svg:x="14.966cm" svg:y="5.544cm">
          <text:p text:style-name="P1"><text:span text:style-name="T5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3.765cm" svg:height="1.642cm" svg:x="15.312cm" svg:y="8.544cm">
          <text:p text:style-name="P1"><text:span text:style-name="T6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.494cm" svg:height="2.032cm" svg:x="7.066cm" svg:y="13.427cm">
          <text:p text:style-name="P1"><text:span text:style-name="T4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0.939cm" svg:x="9.173cm" svg:y="12.4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3.765cm" svg:height="1.642cm" svg:x="15.313cm" svg:y="10.844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4.494cm" svg:height="2.032cm" svg:x="14.966cm" svg:y="13.427cm">
          <text:p text:style-name="P1"><text:span text:style-name="T4">Motor</text:span></text:p>
          <text:p text:style-name="P1"><text:span text:style-name="T4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0.917cm" svg:x="17.073cm" svg:y="12.4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3" xml:id="id6" draw:id="id6" svg:width="5.933cm" svg:height="3.827cm" svg:x="14.091cm" svg:y="16.12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1" draw:text-style-name="P1" draw:layer="layout" draw:type="curve" svg:x1="18.441cm" svg:y1="20.335cm" svg:x2="19.427cm" svg:y2="17.989cm" draw:start-shape="id5" draw:start-glue-point="1" draw:end-shape="id6" svg:d="m18441 20335c3124 0 2631-2346 986-2346">
          <text:p/>
        </draw:connector>
        <draw:custom-shape draw:style-name="gr25" draw:layer="layout" svg:width="6.258cm" svg:height="11.076cm" svg:x="6.275cm" svg:y="5.0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1" draw:layer="layout" svg:width="3.496cm" svg:height="0.557cm" svg:x="6.275cm" svg:y="4.467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25" draw:layer="layout" svg:width="6.258cm" svg:height="11.076cm" svg:x="14.175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1" draw:layer="layout" svg:width="3.496cm" svg:height="0.557cm" svg:x="14.175cm" svg:y="4.468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48cm" svg:height="1.212cm" svg:x="16.99cm" svg:y="15.5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5.775cm" svg:height="3.826cm" svg:x="6.31cm" svg:y="0.2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328cm" svg:x="9.977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5.775cm" svg:height="3.826cm" svg:x="14.21cm" svg:y="0.2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328cm" svg:x="17.877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1" draw:text-style-name="P1" draw:layer="layout" draw:type="curve" svg:x1="19.427cm" svg:y1="17.989cm" svg:x2="18.041cm" svg:y2="19.935cm" draw:start-shape="id6" draw:end-shape="id7" svg:d="m19427 17989c1645 0 2338 1946-1386 1946">
          <text:p/>
        </draw:connector>
        <draw:connector draw:style-name="gr11" draw:text-style-name="P1" draw:layer="layout" draw:type="curve" svg:x1="19.427cm" svg:y1="17.989cm" svg:x2="17.64cm" svg:y2="19.534cm" draw:start-shape="id6" draw:end-shape="id8" svg:d="m19427 17989c1645 0 2539 1545-1787 1545">
          <text:p/>
        </draw:connector>
        <draw:frame draw:style-name="gr9" draw:text-style-name="P1" xml:id="id8" draw:id="id8" draw:layer="layout" svg:width="1.007cm" svg:height="1.007cm" svg:x="16.633cm" svg:y="19.031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7" draw:id="id7" draw:layer="layout" svg:width="1.007cm" svg:height="1.007cm" svg:x="17.034cm" svg:y="19.432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5" draw:id="id5" draw:layer="layout" svg:width="1.007cm" svg:height="1.007cm" svg:x="17.434cm" svg:y="19.832cm">
          <draw:image xlink:href="Pictures/100002010000008000000080AA8068AA.png" xlink:type="simple" xlink:show="embed" xlink:actuate="onLoad">
            <text:p/>
          </draw:image>
        </draw:frame>
        <dr3d:scene draw:style-name="gr29" svg:width="4.4cm" svg:height="2.35cm" svg:x="7.303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0" draw:layer="layout" dr3d:transform="matrix (1 0 0 0 1 0 0 0 1 0cm 0.108845882742109cm -0.0336899550616763cm)" svg:viewBox="7842 -18806 2964 1817" svg:d="m7842-18806v1817h2964v-1817z"/>
        </dr3d:scene>
        <draw:custom-shape draw:style-name="gr27" draw:text-style-name="P1" draw:layer="layout" svg:width="0.48cm" svg:height="1.212cm" svg:x="9.09cm" svg:y="15.5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1" draw:text-style-name="P4" draw:layer="layout" svg:width="8.105cm" svg:height="3.219cm" svg:x="10.466cm" svg:y="2.337cm">
          <text:p text:style-name="P1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layout" svg:width="3.013cm" svg:height="2.032cm" svg:x="6.653cm" svg:y="2.635cm">
          <text:p text:style-name="P1"><text:span text:style-name="T5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2.732cm" svg:height="1.642cm" svg:x="10.806cm" svg:y="2.734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1.14cm" draw:transform="rotate (1.5707963267946) translate (9.6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" draw:layer="layout" svg:width="3.765cm" svg:height="1.642cm" svg:x="14.482cm" svg:y="2.726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3.926cm" svg:height="2.032cm" svg:x="19.182cm" svg:y="2.734cm">
          <text:p text:style-name="P1"><text:span text:style-name="T9">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layer="layout" svg:width="18.124cm" svg:height="4.272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5" draw:layer="layout" svg:width="3.496cm" svg:height="0.557cm" svg:x="5.653cm" svg:y="1.334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466cm" svg:height="2.959cm" svg:x="0.113cm" svg:y="2.289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886cm" draw:transform="rotate (1.5707963267946) translate (4.767cm 3.6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" draw:layer="layout" svg:width="0.48cm" svg:height="1.212cm" draw:transform="rotate (1.5707963267946) translate (23.108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3" xml:id="id10" draw:id="id10" svg:width="5.933cm" svg:height="3.827cm" svg:x="23.228cm" svg:y="2.173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1" draw:text-style-name="P1" draw:layer="layout" draw:type="curve" svg:x1="27.578cm" svg:y1="6.379cm" svg:x2="29.161cm" svg:y2="4.086cm" draw:start-shape="id9" draw:start-glue-point="1" draw:end-shape="id10" svg:d="m27578 6379c3124 0 2333-2293 1583-2293">
            <text:p/>
          </draw:connector>
          <draw:connector draw:style-name="gr11" draw:text-style-name="P1" draw:layer="layout" draw:type="curve" svg:x1="29.161cm" svg:y1="4.086cm" svg:x2="27.178cm" svg:y2="5.979cm" draw:start-shape="id10" draw:start-glue-point="1" draw:end-shape="id11" svg:d="m29161 4086c750 0 1741 1893-1983 1893">
            <text:p/>
          </draw:connector>
          <draw:connector draw:style-name="gr11" draw:text-style-name="P1" draw:layer="layout" draw:type="curve" svg:x1="29.161cm" svg:y1="4.086cm" svg:x2="26.777cm" svg:y2="5.578cm" draw:start-shape="id10" draw:start-glue-point="1" draw:end-shape="id12" svg:d="m29161 4086c750 0 1942 1492-2384 1492">
            <text:p/>
          </draw:connector>
          <draw:frame draw:style-name="gr9" draw:text-style-name="P1" xml:id="id12" draw:id="id12" draw:layer="layout" svg:width="1.007cm" svg:height="1.007cm" svg:x="25.77cm" svg:y="5.075cm">
            <draw:image xlink:href="Pictures/100002010000008000000080AA8068AA.png" xlink:type="simple" xlink:show="embed" xlink:actuate="onLoad">
              <text:p/>
            </draw:image>
          </draw:frame>
          <draw:frame draw:style-name="gr9" draw:text-style-name="P1" xml:id="id11" draw:id="id11" draw:layer="layout" svg:width="1.007cm" svg:height="1.007cm" svg:x="26.171cm" svg:y="5.476cm">
            <draw:image xlink:href="Pictures/100002010000008000000080AA8068AA.png" xlink:type="simple" xlink:show="embed" xlink:actuate="onLoad">
              <text:p/>
            </draw:image>
          </draw:frame>
          <draw:frame draw:style-name="gr9" draw:text-style-name="P1" xml:id="id9" draw:id="id9" draw:layer="layout" svg:width="1.007cm" svg:height="1.007cm" svg:x="26.571cm" svg:y="5.876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36" draw:text-style-name="P2" draw:layer="layout" svg:width="4.494cm" svg:height="3.953cm" svg:x="31.911cm" svg:y="5.046cm">
            <text:p text:style-name="P1"><text:span text:style-name="T4">sardana</text:span></text:p>
            <text:p text:style-name="P1"><text:span text:style-name="T4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" draw:layer="layout" svg:width="4.494cm" svg:height="2.032cm" svg:x="31.911cm" svg:y="2.079cm">
            <text:p text:style-name="P1"><text:span text:style-name="T5">tango</text:span></text:p>
            <text:p text:style-name="P1"><text:span text:style-name="T5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0.346cm" svg:height="0.935cm" svg:x="34.018cm" svg:y="4.111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8" draw:text-style-name="P2" draw:layer="layout" svg:width="4.494cm" svg:height="2.032cm" svg:x="31.911cm" svg:y="9.962cm">
            <text:p text:style-name="P1"><text:span text:style-name="T4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" draw:layer="layout" svg:width="0.346cm" svg:height="0.939cm" svg:x="34.018cm" svg:y="8.99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5" draw:layer="layout" svg:width="6.258cm" svg:height="11.076cm" svg:x="31.12cm" svg:y="1.55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6" draw:text-style-name="P5" draw:layer="layout" svg:width="3.496cm" svg:height="0.557cm" svg:x="31.12cm" svg:y="1.002cm">
            <text:p text:style-name="P1"><text:span text:style-name="T7">Sardana server</text:span></text:p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5.775cm" svg:height="3.826cm" svg:x="31.155cm" svg:y="-3.265cm">
            <draw:image xlink:href="Pictures/100002010000032000000212CEBD1D00.png" xlink:type="simple" xlink:show="embed" xlink:actuate="onLoad">
              <text:p/>
            </draw:image>
          </draw:frame>
          <draw:custom-shape draw:style-name="gr28" draw:text-style-name="P1" draw:layer="layout" svg:width="0.514cm" svg:height="1.328cm" svg:x="34.822cm" svg:y="0.23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29" svg:width="4.4cm" svg:height="2.35cm" svg:x="32.148cm" svg:y="13.326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0" draw:layer="layout" dr3d:transform="matrix (1 0 0 0 1 0 0 0 1 0cm 0.108845882742109cm -0.0336899550616763cm)" svg:viewBox="7842 -18806 2964 1817" svg:d="m7842-18806v1817h2964v-1817z"/>
          </dr3d:scene>
          <draw:custom-shape draw:style-name="gr27" draw:text-style-name="P1" draw:layer="layout" svg:width="0.48cm" svg:height="1.212cm" svg:x="33.935cm" svg:y="12.08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7" draw:text-style-name="P1" draw:layer="layout" svg:width="0.346cm" svg:height="0.944cm" draw:transform="rotate (1.5707963267946) translate (13.538cm 3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8.238cm 3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4" draw:layer="layout" svg:width="8.105cm" svg:height="3.219cm" svg:x="10.467cm" svg:y="8.138cm">
          <text:p text:style-name="P1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3.013cm" svg:height="2.032cm" svg:x="6.654cm" svg:y="8.436cm">
          <text:p text:style-name="P1"><text:span text:style-name="T10">ZeroD</text:span></text:p>
          <text:p text:style-name="P1"><text:span text:style-name="T10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7" draw:layer="layout" svg:width="2.732cm" svg:height="1.642cm" svg:x="10.807cm" svg:y="8.535cm">
          <text:p text:style-name="P1"><text:span text:style-name="T11">Pool</text:span></text:p>
          <text:p text:style-name="P1"><text:span text:style-name="T11">0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1.14cm" draw:transform="rotate (1.5707963267946) translate (9.667cm 9.60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3" draw:layer="layout" svg:width="3.765cm" svg:height="1.642cm" svg:x="14.483cm" svg:y="8.527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926cm" svg:height="2.032cm" svg:x="19.183cm" svg:y="8.535cm">
          <text:p text:style-name="P1"><text:span text:style-name="T9">ZeroD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layer="layout" svg:width="18.124cm" svg:height="4.272cm" svg:x="5.654cm" svg:y="7.6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5" draw:layer="layout" svg:width="3.496cm" svg:height="0.557cm" svg:x="5.654cm" svg:y="7.135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48cm" svg:height="1.212cm" draw:transform="rotate (1.5707963267946) translate (23.109cm 9.82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4.466cm" svg:height="2.959cm" svg:x="0.114cm" svg:y="8.09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886cm" draw:transform="rotate (1.5707963267946) translate (4.768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3.539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8.239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2.288cm" svg:height="3.987cm" svg:x="24.17cm" svg:y="7.842cm">
          <draw:image xlink:href="Pictures/1000020100000124000001FD98C71D70.png" xlink:type="simple" xlink:show="embed" xlink:actuate="onLoad">
            <text:p/>
          </draw:image>
        </draw:frame>
        <draw:custom-shape draw:style-name="gr44" draw:text-style-name="P4" draw:layer="layout" svg:width="8.105cm" svg:height="3.219cm" svg:x="10.467cm" svg:y="13.839cm">
          <text:p text:style-name="P1"><text:span text:style-name="T8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3.013cm" svg:height="2.032cm" svg:x="6.654cm" svg:y="14.137cm">
          <text:p text:style-name="P1"><text:span text:style-name="T10">CT</text:span></text:p>
          <text:p text:style-name="P1"><text:span text:style-name="T10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7" draw:layer="layout" svg:width="2.732cm" svg:height="1.642cm" svg:x="10.807cm" svg:y="14.236cm">
          <text:p text:style-name="P1"><text:span text:style-name="T11">Pool</text:span></text:p>
          <text:p text:style-name="P1"><text:span text:style-name="T11">Counter</text:span></text:p>
          <text:p text:style-name="P1"><text:span text:style-name="T11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1.14cm" draw:transform="rotate (1.5707963267946) translate (9.667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3" draw:layer="layout" svg:width="3.765cm" svg:height="1.642cm" svg:x="14.483cm" svg:y="14.228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3.926cm" svg:height="2.032cm" svg:x="19.183cm" svg:y="14.236cm">
          <text:p text:style-name="P1"><text:span text:style-name="T9">CounterTime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layer="layout" svg:width="18.124cm" svg:height="4.272cm" svg:x="5.654cm" svg:y="13.393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5" draw:layer="layout" svg:width="3.496cm" svg:height="0.557cm" svg:x="5.654cm" svg:y="12.836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48cm" svg:height="1.212cm" draw:transform="rotate (1.5707963267946) translate (23.109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4.466cm" svg:height="2.959cm" svg:x="0.114cm" svg:y="13.791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886cm" draw:transform="rotate (1.5707963267946) translate (4.768cm 15.198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3.539cm 15.35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8.239cm 15.35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5.644cm" svg:height="3.651cm" svg:x="23.914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9" draw:text-style-name="P4" draw:layer="layout" svg:width="9.073cm" svg:height="9.073cm" svg:x="10.737cm" svg:y="2.337cm">
          <text:p text:style-name="P1"><text:span text:style-name="T8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" draw:layer="layout" svg:width="3.579cm" svg:height="1.651cm" svg:x="6.328cm" svg:y="2.734cm">
          <text:p text:style-name="P1"><text:span text:style-name="T6">Motor</text:span></text:p>
          <text:p text:style-name="P1"><text:span text:style-name="T12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draw:layer="layout" svg:width="3.765cm" svg:height="3.525cm" svg:x="15.583cm" svg:y="2.726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3.926cm" svg:height="3.525cm" svg:x="20.235cm" svg:y="2.726cm">
          <text:p text:style-name="P1"><text:span text:style-name="T9">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layer="layout" svg:width="19.25cm" svg:height="10.577cm" svg:x="5.654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6" draw:text-style-name="P5" draw:layer="layout" svg:width="3.496cm" svg:height="0.557cm" svg:x="5.654cm" svg:y="1.334cm">
          <text:p text:style-name="P1"><text:span text:style-name="T7">Sardana server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466cm" svg:height="2.959cm" svg:x="0.214cm" svg:y="4.989cm">
          <draw:image xlink:href="Pictures/100002010000032000000212CEBD1D00.png" xlink:type="simple" xlink:show="embed" xlink:actuate="onLoad">
            <text:p/>
          </draw:image>
        </draw:frame>
        <draw:custom-shape draw:style-name="gr28" draw:text-style-name="P1" draw:layer="layout" svg:width="0.514cm" svg:height="1.67cm" draw:transform="rotate (1.5707963267946) translate (4.784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" draw:layer="layout" svg:width="0.48cm" svg:height="1.212cm" draw:transform="rotate (1.5707963267946) translate (24.209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3" xml:id="id13" draw:id="id13" svg:width="5.933cm" svg:height="3.827cm" svg:x="24.329cm" svg:y="2.173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1" draw:text-style-name="P1" draw:layer="layout" draw:type="curve" svg:x1="29.662cm" svg:y1="4.086cm" svg:x2="30.076cm" svg:y2="6.219cm" draw:start-shape="id13" draw:start-glue-point="4" draw:end-shape="id14" draw:end-glue-point="1" svg:d="m29662 4086c1650 0 1443 2133 414 2133">
          <text:p/>
        </draw:connector>
        <draw:connector draw:style-name="gr11" draw:text-style-name="P1" draw:layer="layout" draw:type="curve" draw:line-skew="0.565cm" svg:x1="29.662cm" svg:y1="4.086cm" svg:x2="30.098cm" svg:y2="9.764cm" draw:start-shape="id13" draw:start-glue-point="4" draw:end-shape="id15" svg:d="m29662 4086c2497 0 2279 5678 436 5678">
          <text:p/>
        </draw:connector>
        <draw:frame draw:style-name="gr9" draw:text-style-name="P1" xml:id="id15" draw:id="id15" draw:layer="layout" svg:width="1.007cm" svg:height="1.007cm" svg:x="29.091cm" svg:y="9.261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17" draw:text-style-name="P1" draw:layer="layout" svg:width="0.346cm" svg:height="0.944cm" draw:transform="rotate (1.5707963267946) translate (14.639cm 3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9.339cm 3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3" draw:text-style-name="P1" draw:layer="layout" svg:width="2.872cm" svg:height="1.807cm" svg:x="26.003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1" draw:layer="layout" svg:width="2.872cm" svg:height="1.807cm" svg:x="26.003cm" svg:y="5.449cm">
          <text:p/>
          <draw:enhanced-geometry svg:viewBox="0 0 21600 21600" draw:glue-points="10800 0 0 10800 10800 20320 21600 10800" draw:text-areas="0 0 21600 17360" draw:mirror-horizontal="false" draw:mirror-vertical="true" draw:type="flowchart-document" draw:enhanced-path="M 0 0 L 21600 0 21600 17360 C 13050 17220 13340 20770 5620 21600 2860 21100 1850 20700 0 20120 Z N"/>
        </draw:custom-shape>
        <draw:line draw:style-name="gr55" draw:text-style-name="P1" draw:layer="layout" svg:x1="31.105cm" svg:y1="7.428cm" svg:x2="26.293cm" svg:y2="7.428cm">
          <text:p/>
        </draw:line>
        <draw:line draw:style-name="gr55" draw:text-style-name="P1" draw:layer="layout" svg:x1="26.568cm" svg:y1="8.131cm" svg:x2="30.981cm" svg:y2="8.131cm">
          <text:p/>
        </draw:line>
        <draw:line draw:style-name="gr56" draw:text-style-name="P1" draw:layer="layout" svg:x1="26.293cm" svg:y1="7.257cm" svg:x2="26.293cm" svg:y2="8.929cm">
          <text:p/>
        </draw:line>
        <draw:frame draw:style-name="gr57" draw:text-style-name="P9" draw:layer="layout" svg:width="1.328cm" svg:height="0.802cm" svg:x="25.125cm" svg:y="7.615cm">
          <draw:text-box>
            <text:p><text:span text:style-name="T13">gap</text:span></text:p>
          </draw:text-box>
        </draw:frame>
        <draw:line draw:style-name="gr58" draw:text-style-name="P1" draw:layer="layout" svg:x1="27.623cm" svg:y1="7.428cm" svg:x2="27.623cm" svg:y2="8.131cm">
          <text:p/>
        </draw:line>
        <draw:frame draw:style-name="gr57" draw:text-style-name="P9" draw:layer="layout" svg:width="1.696cm" svg:height="0.802cm" svg:x="27.625cm" svg:y="7.315cm">
          <draw:text-box>
            <text:p><text:span text:style-name="T13">offset</text:span></text:p>
          </draw:text-box>
        </draw:frame>
        <draw:frame draw:style-name="gr57" draw:text-style-name="P11" draw:layer="layout" svg:width="1.687cm" svg:height="0.823cm" svg:x="26.629cm" svg:y="5.62cm">
          <draw:text-box>
            <text:p text:style-name="P10"><text:span text:style-name="T13">sl2t</text:span></text:p>
          </draw:text-box>
        </draw:frame>
        <draw:frame draw:style-name="gr57" draw:text-style-name="P11" draw:layer="layout" svg:width="1.687cm" svg:height="0.823cm" svg:x="26.63cm" svg:y="9.721cm">
          <draw:text-box>
            <text:p text:style-name="P10"><text:span text:style-name="T13">sl2b</text:span></text:p>
          </draw:text-box>
        </draw:frame>
        <draw:custom-shape draw:style-name="gr59" draw:text-style-name="P3" draw:layer="layout" svg:width="3.506cm" svg:height="1.642cm" svg:x="11.134cm" svg:y="4.634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" draw:layer="layout" svg:width="3.602cm" svg:height="1.651cm" svg:x="6.306cm" svg:y="4.635cm">
          <text:p text:style-name="P1"><text:span text:style-name="T6">Motor</text:span></text:p>
          <text:p text:style-name="P1"><text:span text:style-name="T12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" draw:layer="layout" svg:width="3.623cm" svg:height="1.651cm" svg:x="6.284cm" svg:y="6.934cm">
          <text:p text:style-name="P1"><text:span text:style-name="T14">PseudoMotor</text:span></text:p>
          <text:p text:style-name="P1"><text:span text:style-name="T15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513cm" svg:height="1.642cm" svg:x="11.134cm" svg:y="6.966cm">
          <text:p text:style-name="P1"><text:span text:style-name="T14">Pool</text:span></text:p>
          <text:p text:style-name="P1"><text:span text:style-name="T14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1.14cm" draw:transform="rotate (1.5707963267946) translate (9.967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3" draw:text-style-name="P3" draw:layer="layout" svg:width="3.446cm" svg:height="1.642cm" svg:x="11.134cm" svg:y="8.749cm">
          <text:p text:style-name="P1"><text:span text:style-name="T14">Pool</text:span></text:p>
          <text:p text:style-name="P1"><text:span text:style-name="T14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1.14cm" draw:transform="rotate (1.5707963267946) translate (9.968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" draw:layer="layout" svg:width="3.624cm" svg:height="1.651cm" svg:x="6.284cm" svg:y="8.835cm">
          <text:p text:style-name="P1"><text:span text:style-name="T14">PseudoMotor</text:span></text:p>
          <text:p text:style-name="P1"><text:span text:style-name="T15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" draw:layer="layout" svg:width="3.765cm" svg:height="3.475cm" svg:x="15.584cm" svg:y="6.945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3.926cm" svg:height="3.506cm" svg:x="20.305cm" svg:y="6.945cm">
          <text:p text:style-name="P1"><text:span text:style-name="T9">Pseudo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46cm" svg:height="0.944cm" draw:transform="rotate (1.5707963267946) translate (19.339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4.639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1.14cm" draw:transform="rotate (1.5707963267946) translate (9.967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4.639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4.639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944cm" draw:transform="rotate (1.5707963267946) translate (14.639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1.14cm" draw:transform="rotate (1.5707963267946) translate (9.967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346cm" svg:height="0.689cm" svg:x="17.369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7" draw:text-style-name="P3" draw:layer="layout" svg:width="3.506cm" svg:height="1.642cm" svg:x="11.134cm" svg:y="2.734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55" draw:text-style-name="P1" draw:layer="layout" svg:x1="25.288cm" svg:y1="3.541cm" svg:x2="25.288cm" svg:y2="16.238cm">
          <text:p/>
        </draw:line>
        <draw:custom-shape draw:style-name="gr68" draw:text-style-name="P3" draw:layer="layout" svg:width="2.845cm" svg:height="1.651cm" svg:x="5.977cm" svg:y="1.689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" draw:layer="layout" svg:width="2.896cm" svg:height="1.651cm" svg:x="10.022cm" svg:y="1.689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" draw:layer="layout" svg:width="3.765cm" svg:height="1.642cm" svg:x="14.218cm" svg:y="1.698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" draw:layer="layout" svg:width="3.874cm" svg:height="1.651cm" svg:x="18.711cm" svg:y="1.689cm">
          <text:p text:style-name="P1"><text:span text:style-name="T9">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3" xml:id="id17" draw:id="id17" svg:width="4.73cm" svg:height="3.051cm" svg:x="22.222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1" draw:text-style-name="P1" draw:layer="layout" draw:type="curve" svg:x1="25.69cm" svg:y1="3.974cm" svg:x2="26.477cm" svg:y2="2.103cm" draw:start-shape="id16" draw:start-glue-point="1" draw:end-shape="id17" svg:d="m25690 3974c2643 0 2249-1871 787-1871">
          <text:p/>
        </draw:connector>
        <draw:connector draw:style-name="gr11" draw:text-style-name="P1" draw:layer="layout" draw:type="curve" svg:x1="26.477cm" svg:y1="2.103cm" svg:x2="25.371cm" svg:y2="3.655cm" draw:start-shape="id17" draw:end-shape="id18" svg:d="m26477 2103c1462 0 2015 1552-1106 1552">
          <text:p/>
        </draw:connector>
        <draw:connector draw:style-name="gr11" draw:text-style-name="P1" draw:layer="layout" draw:type="curve" svg:x1="26.477cm" svg:y1="2.103cm" svg:x2="25.052cm" svg:y2="3.336cm" draw:start-shape="id17" draw:end-shape="id19" svg:d="m26477 2103c1462 0 2175 1233-1425 1233">
          <text:p/>
        </draw:connector>
        <draw:frame draw:style-name="gr9" draw:text-style-name="P1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18" draw:id="id18" draw:layer="layout" svg:width="0.802cm" svg:height="0.803cm" svg:x="24.569cm" svg:y="3.254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16" draw:id="id16" draw:layer="layout" svg:width="0.803cm" svg:height="0.803cm" svg:x="24.887cm" svg:y="3.573cm">
          <draw:image xlink:href="Pictures/100002010000008000000080AA8068AA.png" xlink:type="simple" xlink:show="embed" xlink:actuate="onLoad">
            <text:p/>
          </draw:image>
        </draw:frame>
        <draw:frame draw:style-name="gr72" draw:text-style-name="P1" draw:layer="layout" svg:width="3.062cm" svg:height="2.029cm" svg:x="1.942cm" svg:y="1.462cm">
          <draw:image xlink:href="Pictures/100002010000032000000212CEBD1D00.png" xlink:type="simple" xlink:show="embed" xlink:actuate="onLoad">
            <text:p/>
          </draw:image>
        </draw:frame>
        <draw:line draw:style-name="gr73" draw:text-style-name="P12" draw:layer="layout" svg:x1="3.495cm" svg:y1="5.196cm" svg:x2="7.395cm" svg:y2="5.961cm">
          <text:p text:style-name="P1"><text:span text:style-name="T16">read</text:span></text:p>
          <text:p text:style-name="P1"><text:span text:style-name="T16">position</text:span></text:p>
        </draw:line>
        <draw:line draw:style-name="gr55" draw:text-style-name="P1" draw:layer="layout" svg:x1="7.394cm" svg:y1="3.538cm" svg:x2="7.394cm" svg:y2="16.235cm">
          <text:p/>
        </draw:line>
        <draw:line draw:style-name="gr55" draw:text-style-name="P1" draw:layer="layout" svg:x1="11.392cm" svg:y1="3.539cm" svg:x2="11.392cm" svg:y2="16.236cm">
          <text:p/>
        </draw:line>
        <draw:line draw:style-name="gr55" draw:text-style-name="P1" draw:layer="layout" svg:x1="16.091cm" svg:y1="3.539cm" svg:x2="16.091cm" svg:y2="16.236cm">
          <text:p/>
        </draw:line>
        <draw:line draw:style-name="gr55" draw:text-style-name="P1" draw:layer="layout" svg:x1="20.689cm" svg:y1="3.541cm" svg:x2="20.689cm" svg:y2="16.238cm">
          <text:p/>
        </draw:line>
        <draw:line draw:style-name="gr73" draw:text-style-name="P12" draw:layer="layout" svg:x1="7.416cm" svg:y1="6.21cm" svg:x2="11.395cm" svg:y2="6.21cm">
          <text:p text:style-name="P1"><text:span text:style-name="T16">get_position()</text:span></text:p>
          <text:p text:style-name="P1"><text:span text:style-name="T17"/></text:p>
        </draw:line>
        <draw:line draw:style-name="gr73" draw:text-style-name="P12" draw:layer="layout" svg:x1="11.395cm" svg:y1="6.549cm" svg:x2="16.095cm" svg:y2="6.549cm">
          <text:p text:style-name="P1"><text:span text:style-name="T16">read_position(axis)</text:span></text:p>
          <text:p text:style-name="P1"><text:span text:style-name="T17"/></text:p>
        </draw:line>
        <draw:line draw:style-name="gr73" draw:text-style-name="P12" draw:layer="layout" svg:x1="16.095cm" svg:y1="6.95cm" svg:x2="20.695cm" svg:y2="6.95cm">
          <text:p text:style-name="P1"><text:span text:style-name="T16">PreReadAll()</text:span></text:p>
          <text:p text:style-name="P1"><text:span text:style-name="T17"/></text:p>
        </draw:line>
        <draw:line draw:style-name="gr73" draw:text-style-name="P12" draw:layer="layout" svg:x1="20.695cm" svg:y1="7.289cm" svg:x2="16.095cm" svg:y2="7.289cm">
          <text:p text:style-name="P1"><text:span text:style-name="T16"/></text:p>
          <text:p text:style-name="P1"><text:span text:style-name="T17"/></text:p>
        </draw:line>
        <draw:line draw:style-name="gr73" draw:text-style-name="P12" draw:layer="layout" svg:x1="16.095cm" svg:y1="8.251cm" svg:x2="20.695cm" svg:y2="8.251cm">
          <text:p text:style-name="P1"><text:span text:style-name="T16">PreReadOne(axis)</text:span></text:p>
          <text:p text:style-name="P1"><text:span text:style-name="T17"/></text:p>
        </draw:line>
        <draw:line draw:style-name="gr73" draw:text-style-name="P12" draw:layer="layout" svg:x1="20.695cm" svg:y1="8.59cm" svg:x2="16.095cm" svg:y2="8.59cm">
          <text:p text:style-name="P1"><text:span text:style-name="T16"/></text:p>
          <text:p text:style-name="P1"><text:span text:style-name="T17"/></text:p>
        </draw:line>
        <draw:line draw:style-name="gr73" draw:text-style-name="P12" draw:layer="layout" svg:x1="16.095cm" svg:y1="12.052cm" svg:x2="20.695cm" svg:y2="12.052cm">
          <text:p text:style-name="P1"><text:span text:style-name="T16">ReadOne(axis)</text:span></text:p>
          <text:p text:style-name="P1"><text:span text:style-name="T17"/></text:p>
        </draw:line>
        <draw:line draw:style-name="gr74" draw:text-style-name="P12" draw:layer="layout" svg:x1="16.095cm" svg:y1="12.591cm" svg:x2="20.695cm" svg:y2="12.591cm">
          <text:p text:style-name="P1"><text:span text:style-name="T18">position</text:span></text:p>
          <text:p text:style-name="P1"><text:span text:style-name="T17"/></text:p>
        </draw:line>
        <draw:line draw:style-name="gr73" draw:text-style-name="P12" draw:layer="layout" svg:x1="16.095cm" svg:y1="9.952cm" svg:x2="20.695cm" svg:y2="9.952cm">
          <text:p text:style-name="P1"><text:span text:style-name="T16">ReadAll()</text:span></text:p>
          <text:p text:style-name="P1"><text:span text:style-name="T17"/></text:p>
        </draw:line>
        <draw:line draw:style-name="gr73" draw:text-style-name="P12" draw:layer="layout" svg:x1="20.695cm" svg:y1="11.091cm" svg:x2="16.095cm" svg:y2="11.091cm">
          <text:p text:style-name="P1"><text:span text:style-name="T16"/></text:p>
          <text:p text:style-name="P1"><text:span text:style-name="T17"/></text:p>
        </draw:line>
        <draw:line draw:style-name="gr74" draw:text-style-name="P12" draw:layer="layout" svg:x1="11.395cm" svg:y1="12.991cm" svg:x2="16.095cm" svg:y2="12.991cm">
          <text:p text:style-name="P1"><text:span text:style-name="T18">position</text:span></text:p>
          <text:p text:style-name="P1"><text:span text:style-name="T17"/></text:p>
        </draw:line>
        <draw:line draw:style-name="gr74" draw:text-style-name="P12" draw:layer="layout" svg:x1="7.395cm" svg:y1="13.391cm" svg:x2="11.395cm" svg:y2="13.391cm">
          <text:p text:style-name="P1"><text:span text:style-name="T18">position</text:span></text:p>
          <text:p text:style-name="P1"><text:span text:style-name="T17"/></text:p>
        </draw:line>
        <draw:line draw:style-name="gr55" draw:text-style-name="P1" draw:layer="layout" svg:x1="3.495cm" svg:y1="3.539cm" svg:x2="3.495cm" svg:y2="16.236cm">
          <text:p/>
        </draw:line>
        <draw:line draw:style-name="gr74" draw:text-style-name="P12" draw:layer="layout" svg:x1="3.495cm" svg:y1="14.11cm" svg:x2="7.395cm" svg:y2="13.591cm">
          <text:p text:style-name="P1"><text:span text:style-name="T18">position</text:span></text:p>
          <text:p text:style-name="P1"><text:span text:style-name="T17"/></text:p>
        </draw:line>
        <draw:line draw:style-name="gr75" draw:text-style-name="P1" draw:layer="layout" svg:x1="20.695cm" svg:y1="10.169cm" svg:x2="25.295cm" svg:y2="10.321cm">
          <text:p/>
        </draw:line>
        <draw:line draw:style-name="gr75" draw:text-style-name="P1" draw:layer="layout" svg:x1="25.295cm" svg:y1="10.576cm" svg:x2="20.695cm" svg:y2="10.838cm">
          <text:p/>
        </draw:lin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55" draw:text-style-name="P1" draw:layer="layout" svg:x1="25.288cm" svg:y1="3.541cm" svg:x2="25.288cm" svg:y2="19.082cm">
          <text:p/>
        </draw:line>
        <draw:custom-shape draw:style-name="gr76" draw:text-style-name="P3" draw:layer="layout" svg:width="2.845cm" svg:height="1.651cm" svg:x="5.977cm" svg:y="1.689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" draw:layer="layout" svg:width="2.896cm" svg:height="1.651cm" svg:x="10.022cm" svg:y="1.689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" draw:layer="layout" svg:width="3.765cm" svg:height="1.642cm" svg:x="14.218cm" svg:y="1.698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" draw:layer="layout" svg:width="3.874cm" svg:height="1.651cm" svg:x="18.711cm" svg:y="1.689cm">
          <text:p text:style-name="P1"><text:span text:style-name="T9">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3" xml:id="id21" draw:id="id21" svg:width="4.73cm" svg:height="3.051cm" svg:x="22.222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1" draw:text-style-name="P1" draw:layer="layout" draw:type="curve" svg:x1="25.69cm" svg:y1="3.974cm" svg:x2="26.952cm" svg:y2="2.146cm" draw:start-shape="id20" draw:start-glue-point="1" draw:end-shape="id21" svg:d="m25690 3974c2643 0 2012-1828 1262-1828">
          <text:p/>
        </draw:connector>
        <draw:connector draw:style-name="gr11" draw:text-style-name="P1" draw:layer="layout" draw:type="curve" svg:x1="26.952cm" svg:y1="2.146cm" svg:x2="25.371cm" svg:y2="3.655cm" draw:start-shape="id21" draw:start-glue-point="1" draw:end-shape="id22" svg:d="m26952 2146c750 0 1540 1509-1581 1509">
          <text:p/>
        </draw:connector>
        <draw:connector draw:style-name="gr11" draw:text-style-name="P1" draw:layer="layout" draw:type="curve" svg:x1="26.952cm" svg:y1="2.146cm" svg:x2="25.052cm" svg:y2="3.336cm" draw:start-shape="id21" draw:start-glue-point="1" draw:end-shape="id23" svg:d="m26952 2146c750 0 1700 1190-1900 1190">
          <text:p/>
        </draw:connector>
        <draw:frame draw:style-name="gr9" draw:text-style-name="P1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22" draw:id="id22" draw:layer="layout" svg:width="0.802cm" svg:height="0.803cm" svg:x="24.569cm" svg:y="3.254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20" draw:id="id20" draw:layer="layout" svg:width="0.803cm" svg:height="0.803cm" svg:x="24.887cm" svg:y="3.573cm">
          <draw:image xlink:href="Pictures/100002010000008000000080AA8068AA.png" xlink:type="simple" xlink:show="embed" xlink:actuate="onLoad">
            <text:p/>
          </draw:image>
        </draw:frame>
        <draw:frame draw:style-name="gr72" draw:text-style-name="P1" draw:layer="layout" svg:width="3.062cm" svg:height="2.029cm" svg:x="1.942cm" svg:y="1.462cm">
          <draw:image xlink:href="Pictures/100002010000032000000212CEBD1D00.png" xlink:type="simple" xlink:show="embed" xlink:actuate="onLoad">
            <text:p/>
          </draw:image>
        </draw:frame>
        <draw:line draw:style-name="gr73" draw:text-style-name="P12" draw:layer="layout" svg:x1="3.495cm" svg:y1="5.196cm" svg:x2="7.395cm" svg:y2="5.961cm">
          <text:p text:style-name="P1"><text:span text:style-name="T16">write</text:span></text:p>
          <text:p text:style-name="P1"><text:span text:style-name="T16">position(pos)</text:span></text:p>
        </draw:line>
        <draw:line draw:style-name="gr55" draw:text-style-name="P1" draw:layer="layout" svg:x1="7.394cm" svg:y1="3.538cm" svg:x2="7.394cm" svg:y2="19.082cm">
          <text:p/>
        </draw:line>
        <draw:line draw:style-name="gr55" draw:text-style-name="P1" draw:layer="layout" svg:x1="11.392cm" svg:y1="3.539cm" svg:x2="11.392cm" svg:y2="19.122cm">
          <text:p/>
        </draw:line>
        <draw:line draw:style-name="gr55" draw:text-style-name="P1" draw:layer="layout" svg:x1="16.091cm" svg:y1="3.539cm" svg:x2="16.075cm" svg:y2="19.243cm">
          <text:p/>
        </draw:line>
        <draw:line draw:style-name="gr55" draw:text-style-name="P1" draw:layer="layout" svg:x1="20.689cm" svg:y1="3.541cm" svg:x2="20.689cm" svg:y2="19.243cm">
          <text:p/>
        </draw:line>
        <draw:line draw:style-name="gr73" draw:text-style-name="P12" draw:layer="layout" svg:x1="7.416cm" svg:y1="6.41cm" svg:x2="11.395cm" svg:y2="6.41cm">
          <text:p text:style-name="P1"><text:span text:style-name="T19">set_position(pos</text:span><text:span text:style-name="T16">)</text:span></text:p>
          <text:p text:style-name="P1"><text:span text:style-name="T17"/></text:p>
        </draw:line>
        <draw:line draw:style-name="gr73" draw:text-style-name="P12" draw:layer="layout" svg:x1="11.953cm" svg:y1="11.149cm" svg:x2="16.095cm" svg:y2="11.149cm">
          <text:p text:style-name="P1"><text:span text:style-name="T16">set_position</text:span></text:p>
          <text:p text:style-name="P1"><text:span text:style-name="T16">(axis, dial_pos)</text:span></text:p>
          <text:p text:style-name="P1"><text:span text:style-name="T16"/></text:p>
          <text:p text:style-name="P1"><text:span text:style-name="T16"/></text:p>
        </draw:line>
        <draw:line draw:style-name="gr73" draw:text-style-name="P12" draw:layer="layout" svg:x1="16.095cm" svg:y1="11.55cm" svg:x2="20.695cm" svg:y2="11.55cm">
          <text:p text:style-name="P1"><text:span text:style-name="T16">PreStartAll()</text:span></text:p>
          <text:p text:style-name="P1"><text:span text:style-name="T17"/></text:p>
        </draw:line>
        <draw:line draw:style-name="gr73" draw:text-style-name="P12" draw:layer="layout" svg:x1="20.695cm" svg:y1="11.889cm" svg:x2="16.095cm" svg:y2="11.889cm">
          <text:p text:style-name="P1"><text:span text:style-name="T16"/></text:p>
          <text:p text:style-name="P1"><text:span text:style-name="T17"/></text:p>
        </draw:line>
        <draw:line draw:style-name="gr73" draw:text-style-name="P12" draw:layer="layout" svg:x1="16.095cm" svg:y1="13.151cm" svg:x2="20.695cm" svg:y2="13.151cm">
          <text:p text:style-name="P1"><text:span text:style-name="T16">PreStartOne</text:span></text:p>
          <text:p text:style-name="P1"><text:span text:style-name="T16">(axis, dial_pos)</text:span></text:p>
          <text:p text:style-name="P1"><text:span text:style-name="T16"/></text:p>
          <text:p text:style-name="P1"><text:span text:style-name="T16"/></text:p>
        </draw:line>
        <draw:line draw:style-name="gr74" draw:text-style-name="P12" draw:layer="layout" svg:x1="16.085cm" svg:y1="13.81cm" svg:x2="20.685cm" svg:y2="13.81cm">
          <text:p text:style-name="P1"><text:span text:style-name="T16"/></text:p>
          <text:p text:style-name="P1"><text:span text:style-name="T17">True</text:span></text:p>
          <text:p text:style-name="P1"><text:span text:style-name="T17"/></text:p>
          <text:p text:style-name="P1"><text:span text:style-name="T17"/></text:p>
        </draw:line>
        <draw:line draw:style-name="gr73" draw:text-style-name="P12" draw:layer="layout" svg:x1="16.095cm" svg:y1="16.852cm" svg:x2="20.695cm" svg:y2="16.852cm">
          <text:p text:style-name="P1"><text:span text:style-name="T16">StartAll()</text:span></text:p>
          <text:p text:style-name="P1"><text:span text:style-name="T17"/></text:p>
        </draw:line>
        <draw:line draw:style-name="gr74" draw:text-style-name="P12" draw:layer="layout" svg:x1="16.095cm" svg:y1="17.991cm" svg:x2="20.695cm" svg:y2="17.991cm">
          <text:p text:style-name="P1"><text:span text:style-name="T18"/></text:p>
          <text:p text:style-name="P1"><text:span text:style-name="T17"/></text:p>
        </draw:line>
        <draw:line draw:style-name="gr73" draw:text-style-name="P12" draw:layer="layout" svg:x1="16.095cm" svg:y1="15.652cm" svg:x2="20.695cm" svg:y2="15.652cm">
          <text:p text:style-name="P1"><text:span text:style-name="T16">StartOne</text:span></text:p>
          <text:p text:style-name="P1"><text:span text:style-name="T16">(axis, dial_pos)</text:span></text:p>
          <text:p text:style-name="P1"><text:span text:style-name="T16"/></text:p>
          <text:p text:style-name="P1"><text:span text:style-name="T16"/></text:p>
        </draw:line>
        <draw:line draw:style-name="gr73" draw:text-style-name="P12" draw:layer="layout" svg:x1="20.695cm" svg:y1="16.091cm" svg:x2="16.095cm" svg:y2="16.091cm">
          <text:p text:style-name="P1"><text:span text:style-name="T16"/></text:p>
          <text:p text:style-name="P1"><text:span text:style-name="T17"/></text:p>
        </draw:line>
        <draw:line draw:style-name="gr74" draw:text-style-name="P12" draw:layer="layout" svg:x1="11.392cm" svg:y1="14.125cm" svg:x2="16.085cm" svg:y2="14.11cm">
          <text:p text:style-name="P1"><text:span text:style-name="T18">True</text:span></text:p>
          <text:p text:style-name="P1"><text:span text:style-name="T17"/></text:p>
        </draw:line>
        <draw:line draw:style-name="gr55" draw:text-style-name="P1" draw:layer="layout" svg:x1="3.495cm" svg:y1="3.539cm" svg:x2="3.495cm" svg:y2="19.202cm">
          <text:p/>
        </draw:line>
        <draw:line draw:style-name="gr74" draw:text-style-name="P12" draw:layer="layout" svg:x1="3.495cm" svg:y1="15.082cm" svg:x2="7.395cm" svg:y2="14.563cm">
          <text:p text:style-name="P1"><text:span text:style-name="T18"/></text:p>
          <text:p text:style-name="P1"><text:span text:style-name="T17"/></text:p>
        </draw:line>
        <draw:line draw:style-name="gr75" draw:text-style-name="P1" draw:layer="layout" svg:x1="20.695cm" svg:y1="16.969cm" svg:x2="25.295cm" svg:y2="17.121cm">
          <text:p/>
        </draw:line>
        <draw:line draw:style-name="gr75" draw:text-style-name="P1" draw:layer="layout" svg:x1="25.295cm" svg:y1="17.376cm" svg:x2="20.695cm" svg:y2="17.638cm">
          <text:p/>
        </draw:line>
        <draw:path draw:style-name="gr80" draw:text-style-name="P13" draw:layer="layout" svg:width="1.127cm" svg:height="1.684cm" draw:transform="rotate (0.39549160850184) translate (11.3508424106076cm 8.75243530820268cm)" svg:viewBox="0 0 1128 1685" svg:d="m48 0c1480 618 1414 2155-48 1545">
          <text:p/>
        </draw:path>
        <draw:frame draw:style-name="gr81" draw:layer="layout" svg:width="4.905cm" svg:height="0.683cm" svg:x="10.945cm" svg:y="9.134cm">
          <draw:text-box>
            <text:p text:style-name="P1"><text:span text:style-name="T19">start_move(dial_pos)</text:span></text:p>
          </draw:text-box>
        </draw:frame>
        <draw:line draw:style-name="gr55" draw:text-style-name="P1" draw:layer="layout" svg:x1="11.953cm" svg:y1="10.178cm" svg:x2="11.953cm" svg:y2="18.441cm">
          <text:p/>
        </draw:line>
        <draw:line draw:style-name="gr74" draw:text-style-name="P12" draw:layer="layout" svg:x1="7.394cm" svg:y1="14.526cm" svg:x2="11.386cm" svg:y2="14.511cm">
          <text:p text:style-name="P1"><text:span text:style-name="T18">True</text:span></text:p>
          <text:p text:style-name="P1"><text:span text:style-name="T17"/></text:p>
        </draw:line>
        <draw:polyline draw:style-name="gr80" draw:text-style-name="P1" draw:layer="layout" svg:width="0.783cm" svg:height="0.721cm" svg:x="11.394cm" svg:y="7.533cm" svg:viewBox="0 0 784 722" draw:points="0,0 784,0 784,722 0,722">
          <text:p/>
        </draw:polyline>
        <draw:frame draw:style-name="gr81" draw:text-style-name="P14" draw:layer="layout" svg:width="3.804cm" svg:height="1.115cm" svg:x="12.146cm" svg:y="7.235cm">
          <draw:text-box>
            <text:p text:style-name="P14"><text:span text:style-name="T19">check</text:span></text:p>
            <text:p text:style-name="P14"><text:span text:style-name="T19">preconditions()</text:span></text:p>
          </draw:text-box>
        </draw:frame>
        <draw:polyline draw:style-name="gr80" draw:text-style-name="P1" draw:layer="layout" svg:width="0.783cm" svg:height="0.721cm" svg:x="11.494cm" svg:y="6.334cm" svg:viewBox="0 0 784 722" draw:points="0,0 784,0 784,722 0,722">
          <text:p/>
        </draw:polyline>
        <draw:frame draw:style-name="gr81" draw:text-style-name="P14" draw:layer="layout" svg:width="2.923cm" svg:height="1.115cm" svg:x="12.246cm" svg:y="6.036cm">
          <draw:text-box>
            <text:p text:style-name="P14"><text:span text:style-name="T19">calculate</text:span></text:p>
            <text:p text:style-name="P14"><text:span text:style-name="T19">motion(pos)</text:span></text:p>
          </draw:text-box>
        </draw:frame>
        <draw:line draw:style-name="gr74" draw:text-style-name="P12" draw:layer="layout" svg:x1="11.953cm" svg:y1="18.471cm" svg:x2="16.075cm" svg:y2="18.471cm">
          <text:p text:style-name="P1"><text:span text:style-name="T18"/></text:p>
          <text:p text:style-name="P1"><text:span text:style-name="T17"/></text:p>
        </draw:lin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55" draw:text-style-name="P1" draw:layer="layout" svg:x1="25.288cm" svg:y1="3.541cm" svg:x2="25.288cm" svg:y2="16.238cm">
          <text:p/>
        </draw:line>
        <draw:custom-shape draw:style-name="gr82" draw:text-style-name="P3" draw:layer="layout" svg:width="2.845cm" svg:height="1.651cm" svg:x="5.977cm" svg:y="1.689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" draw:layer="layout" svg:width="2.896cm" svg:height="1.651cm" svg:x="10.022cm" svg:y="1.689cm">
          <text:p text:style-name="P1"><text:span text:style-name="T6">Pool</text:span></text:p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" draw:layer="layout" svg:width="3.765cm" svg:height="1.642cm" svg:x="14.218cm" svg:y="1.698cm">
          <text:p text:style-name="P1"><text:span text:style-name="T6">Pool</text:span></text:p>
          <text:p text:style-name="P1"><text:span text:style-name="T6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" draw:layer="layout" svg:width="3.874cm" svg:height="1.651cm" svg:x="18.711cm" svg:y="1.689cm">
          <text:p text:style-name="P1"><text:span text:style-name="T9">Motor</text:span></text:p>
          <text:p text:style-name="P1"><text:span text:style-name="T9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3" xml:id="id25" draw:id="id25" svg:width="4.73cm" svg:height="3.051cm" svg:x="22.222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1" draw:text-style-name="P1" draw:layer="layout" draw:type="curve" svg:x1="25.69cm" svg:y1="3.974cm" svg:x2="26.952cm" svg:y2="2.146cm" draw:start-shape="id24" draw:start-glue-point="1" draw:end-shape="id25" svg:d="m25690 3974c2643 0 2012-1828 1262-1828">
          <text:p/>
        </draw:connector>
        <draw:connector draw:style-name="gr11" draw:text-style-name="P1" draw:layer="layout" draw:type="curve" svg:x1="26.952cm" svg:y1="2.146cm" svg:x2="25.371cm" svg:y2="3.655cm" draw:start-shape="id25" draw:start-glue-point="1" draw:end-shape="id26" svg:d="m26952 2146c750 0 1540 1509-1581 1509">
          <text:p/>
        </draw:connector>
        <draw:connector draw:style-name="gr11" draw:text-style-name="P1" draw:layer="layout" draw:type="curve" svg:x1="26.952cm" svg:y1="2.146cm" svg:x2="25.052cm" svg:y2="3.336cm" draw:start-shape="id25" draw:start-glue-point="1" draw:end-shape="id27" svg:d="m26952 2146c750 0 1700 1190-1900 1190">
          <text:p/>
        </draw:connector>
        <draw:frame draw:style-name="gr9" draw:text-style-name="P1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26" draw:id="id26" draw:layer="layout" svg:width="0.802cm" svg:height="0.803cm" svg:x="24.569cm" svg:y="3.254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24" draw:id="id24" draw:layer="layout" svg:width="0.803cm" svg:height="0.803cm" svg:x="24.887cm" svg:y="3.573cm">
          <draw:image xlink:href="Pictures/100002010000008000000080AA8068AA.png" xlink:type="simple" xlink:show="embed" xlink:actuate="onLoad">
            <text:p/>
          </draw:image>
        </draw:frame>
        <draw:frame draw:style-name="gr72" draw:text-style-name="P1" draw:layer="layout" svg:width="3.062cm" svg:height="2.029cm" svg:x="1.942cm" svg:y="1.462cm">
          <draw:image xlink:href="Pictures/100002010000032000000212CEBD1D00.png" xlink:type="simple" xlink:show="embed" xlink:actuate="onLoad">
            <text:p/>
          </draw:image>
        </draw:frame>
        <draw:line draw:style-name="gr73" draw:text-style-name="P12" draw:layer="layout" svg:x1="3.495cm" svg:y1="5.196cm" svg:x2="7.395cm" svg:y2="5.961cm">
          <text:p text:style-name="P1"><text:span text:style-name="T16">read</text:span></text:p>
          <text:p text:style-name="P1"><text:span text:style-name="T16">state</text:span></text:p>
        </draw:line>
        <draw:line draw:style-name="gr55" draw:text-style-name="P1" draw:layer="layout" svg:x1="7.394cm" svg:y1="3.538cm" svg:x2="7.394cm" svg:y2="16.235cm">
          <text:p/>
        </draw:line>
        <draw:line draw:style-name="gr55" draw:text-style-name="P1" draw:layer="layout" svg:x1="11.392cm" svg:y1="3.539cm" svg:x2="11.392cm" svg:y2="16.236cm">
          <text:p/>
        </draw:line>
        <draw:line draw:style-name="gr55" draw:text-style-name="P1" draw:layer="layout" svg:x1="16.091cm" svg:y1="3.539cm" svg:x2="16.091cm" svg:y2="16.236cm">
          <text:p/>
        </draw:line>
        <draw:line draw:style-name="gr55" draw:text-style-name="P1" draw:layer="layout" svg:x1="20.689cm" svg:y1="3.541cm" svg:x2="20.689cm" svg:y2="16.238cm">
          <text:p/>
        </draw:line>
        <draw:line draw:style-name="gr73" draw:text-style-name="P12" draw:layer="layout" svg:x1="7.416cm" svg:y1="6.21cm" svg:x2="11.395cm" svg:y2="6.21cm">
          <text:p text:style-name="P1"><text:span text:style-name="T16">get_state()</text:span></text:p>
          <text:p text:style-name="P1"><text:span text:style-name="T17"/></text:p>
        </draw:line>
        <draw:line draw:style-name="gr73" draw:text-style-name="P12" draw:layer="layout" svg:x1="11.395cm" svg:y1="6.549cm" svg:x2="16.095cm" svg:y2="6.549cm">
          <text:p text:style-name="P1"><text:span text:style-name="T16">read_state(axis)</text:span></text:p>
          <text:p text:style-name="P1"><text:span text:style-name="T17"/></text:p>
        </draw:line>
        <draw:line draw:style-name="gr73" draw:text-style-name="P12" draw:layer="layout" svg:x1="16.095cm" svg:y1="6.95cm" svg:x2="20.695cm" svg:y2="6.95cm">
          <text:p text:style-name="P1"><text:span text:style-name="T16">PreStateAll()</text:span></text:p>
          <text:p text:style-name="P1"><text:span text:style-name="T17"/></text:p>
        </draw:line>
        <draw:line draw:style-name="gr73" draw:text-style-name="P12" draw:layer="layout" svg:x1="20.695cm" svg:y1="7.289cm" svg:x2="16.095cm" svg:y2="7.289cm">
          <text:p text:style-name="P1"><text:span text:style-name="T16"/></text:p>
          <text:p text:style-name="P1"><text:span text:style-name="T17"/></text:p>
        </draw:line>
        <draw:line draw:style-name="gr73" draw:text-style-name="P12" draw:layer="layout" svg:x1="16.095cm" svg:y1="8.251cm" svg:x2="20.695cm" svg:y2="8.251cm">
          <text:p text:style-name="P1"><text:span text:style-name="T16">PrestateOne(axis)</text:span></text:p>
          <text:p text:style-name="P1"><text:span text:style-name="T17"/></text:p>
        </draw:line>
        <draw:line draw:style-name="gr73" draw:text-style-name="P12" draw:layer="layout" svg:x1="20.695cm" svg:y1="8.59cm" svg:x2="16.095cm" svg:y2="8.59cm">
          <text:p text:style-name="P1"><text:span text:style-name="T16"/></text:p>
          <text:p text:style-name="P1"><text:span text:style-name="T17"/></text:p>
        </draw:line>
        <draw:line draw:style-name="gr73" draw:text-style-name="P12" draw:layer="layout" svg:x1="16.095cm" svg:y1="12.052cm" svg:x2="20.695cm" svg:y2="12.052cm">
          <text:p text:style-name="P1"><text:span text:style-name="T16">StateOne(axis)</text:span></text:p>
          <text:p text:style-name="P1"><text:span text:style-name="T17"/></text:p>
        </draw:line>
        <draw:line draw:style-name="gr74" draw:text-style-name="P12" draw:layer="layout" svg:x1="16.095cm" svg:y1="12.591cm" svg:x2="20.695cm" svg:y2="12.591cm">
          <text:p text:style-name="P1"><text:span text:style-name="T18">state</text:span></text:p>
          <text:p text:style-name="P1"><text:span text:style-name="T17"/></text:p>
        </draw:line>
        <draw:line draw:style-name="gr73" draw:text-style-name="P12" draw:layer="layout" svg:x1="16.095cm" svg:y1="9.952cm" svg:x2="20.695cm" svg:y2="9.952cm">
          <text:p text:style-name="P1"><text:span text:style-name="T16">StateAll()</text:span></text:p>
          <text:p text:style-name="P1"><text:span text:style-name="T17"/></text:p>
        </draw:line>
        <draw:line draw:style-name="gr73" draw:text-style-name="P12" draw:layer="layout" svg:x1="20.695cm" svg:y1="11.091cm" svg:x2="16.095cm" svg:y2="11.091cm">
          <text:p text:style-name="P1"><text:span text:style-name="T16"/></text:p>
          <text:p text:style-name="P1"><text:span text:style-name="T17"/></text:p>
        </draw:line>
        <draw:line draw:style-name="gr74" draw:text-style-name="P12" draw:layer="layout" svg:x1="11.395cm" svg:y1="12.991cm" svg:x2="16.095cm" svg:y2="12.991cm">
          <text:p text:style-name="P1"><text:span text:style-name="T18">state</text:span></text:p>
          <text:p text:style-name="P1"><text:span text:style-name="T17"/></text:p>
        </draw:line>
        <draw:line draw:style-name="gr74" draw:text-style-name="P12" draw:layer="layout" svg:x1="7.395cm" svg:y1="13.391cm" svg:x2="11.395cm" svg:y2="13.391cm">
          <text:p text:style-name="P1"><text:span text:style-name="T18">state</text:span></text:p>
          <text:p text:style-name="P1"><text:span text:style-name="T17"/></text:p>
        </draw:line>
        <draw:line draw:style-name="gr55" draw:text-style-name="P1" draw:layer="layout" svg:x1="3.495cm" svg:y1="3.539cm" svg:x2="3.495cm" svg:y2="16.236cm">
          <text:p/>
        </draw:line>
        <draw:line draw:style-name="gr74" draw:text-style-name="P12" draw:layer="layout" svg:x1="3.495cm" svg:y1="14.11cm" svg:x2="7.395cm" svg:y2="13.591cm">
          <text:p text:style-name="P1"><text:span text:style-name="T18">state</text:span></text:p>
          <text:p text:style-name="P1"><text:span text:style-name="T17"/></text:p>
        </draw:line>
        <draw:line draw:style-name="gr75" draw:text-style-name="P1" draw:layer="layout" svg:x1="20.695cm" svg:y1="10.169cm" svg:x2="25.295cm" svg:y2="10.321cm">
          <text:p/>
        </draw:line>
        <draw:line draw:style-name="gr75" draw:text-style-name="P1" draw:layer="layout" svg:x1="25.295cm" svg:y1="10.576cm" svg:x2="20.695cm" svg:y2="10.838cm">
          <text:p/>
        </draw:lin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2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4.762cm" svg:y="5.08cm">
          <text:p text:style-name="P1"><text:span text:style-name="T20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5" draw:layer="layout" svg:width="3cm" svg:height="2cm" svg:x="10.44cm" svg:y="7.28cm">
          <text:p text:style-name="P1"><text:span text:style-name="T1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1" draw:id="id31" draw:layer="layout" svg:width="3cm" svg:height="2cm" svg:x="15.94cm" svg:y="6.78cm">
          <text:p text:style-name="P1"><text:span text:style-name="T1">Motor</text:span></text:p>
          <text:p text:style-name="P1"><text:span text:style-name="T21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10.44cm" svg:y="9.68cm">
          <text:p text:style-name="P1"><text:span text:style-name="T1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5.081cm" svg:height="1.383cm" svg:x="4.764cm" svg:y="12.7cm" svg:viewBox="0 0 5082 1384" svg:d="m0 1384v-1384h5082v1384l-2542-794zm-2540 794z">
          <text:p/>
        </draw:path>
        <draw:path draw:style-name="gr7" draw:text-style-name="P1" draw:layer="layout" svg:width="5.081cm" svg:height="1.383cm" svg:x="9.846cm" svg:y="12.7cm" svg:viewBox="0 0 5082 1384" svg:d="m0 1384v-1384h5082v1384l-2542-794zm-2540 794z">
          <text:p/>
        </draw:path>
        <draw:path draw:style-name="gr7" draw:text-style-name="P1" draw:layer="layout" svg:width="5.081cm" svg:height="1.383cm" svg:x="14.928cm" svg:y="12.7cm" svg:viewBox="0 0 5082 1384" svg:d="m0 1384v-1384h5082v1384l-2542-794zm-2540 794z">
          <text:p/>
        </draw:path>
        <draw:custom-shape draw:style-name="gr4" draw:text-style-name="P5" xml:id="id28" draw:id="id28" draw:layer="layout" svg:width="3cm" svg:height="2cm" svg:x="15.94cm" svg:y="9.98cm">
          <text:p text:style-name="P1"><text:span text:style-name="T1">Controller</text:span></text:p>
          <text:p text:style-name="P1"><text:span text:style-name="T21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xml:id="id29" draw:id="id29" draw:layer="layout" svg:width="4.318cm" svg:height="4.318cm" svg:x="23.391cm" svg:y="13.116cm">
          <draw:image xlink:href="Pictures/100002010000010000000100976EC3FE.png" xlink:type="simple" xlink:show="embed" xlink:actuate="onLoad">
            <text:p/>
          </draw:image>
        </draw:frame>
        <draw:connector draw:style-name="gr10" draw:text-style-name="P1" draw:layer="layout" draw:type="curve" svg:x1="18.94cm" svg:y1="10.98cm" svg:x2="23.391cm" svg:y2="15.275cm" draw:start-shape="id28" draw:start-glue-point="1" draw:end-shape="id29" draw:end-glue-point="3" svg:d="m18940 10980c3340 0 1115 4295 4451 4295">
          <text:p text:style-name="P1">serial</text:p>
          <text:p text:style-name="P1">line</text:p>
        </draw:connector>
        <draw:frame draw:style-name="gr9" draw:text-style-name="P1" xml:id="id30" draw:id="id30" draw:layer="layout" svg:width="4.218cm" svg:height="2.685cm" svg:x="16.9cm" svg:y="17.491cm">
          <draw:image xlink:href="Pictures/10000201000001FD00000144CB691467.png" xlink:type="simple" xlink:show="embed" xlink:actuate="onLoad">
            <text:p/>
          </draw:image>
        </draw:frame>
        <draw:connector draw:style-name="gr11" draw:text-style-name="P1" draw:layer="layout" draw:type="curve" svg:x1="23.824cm" svg:y1="15.959cm" svg:x2="21.118cm" svg:y2="18.833cm" draw:end-shape="id30" draw:end-glue-point="1" svg:d="m23824 15959c-1654 0-302 2874-2706 2874">
          <text:p/>
        </draw:connector>
        <draw:connector draw:style-name="gr12" draw:text-style-name="P1" draw:layer="layout" draw:type="line" svg:x1="17.44cm" svg:y1="8.78cm" svg:x2="17.44cm" svg:y2="9.98cm" draw:start-shape="id31" draw:start-glue-point="2" draw:end-shape="id28" draw:end-glue-point="0" svg:d="m17440 8780v1200">
          <text:p/>
        </draw:connector>
        <dr3d:scene draw:style-name="gr23" xml:id="id33" draw:id="id33" svg:width="10.367cm" svg:height="6.687cm" svg:x="-5.821cm" svg:y="11.2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5" draw:layer="layout" svg:width="3cm" svg:height="2cm" svg:x="5.84cm" svg:y="10.18cm">
          <text:p text:style-name="P1"><text:span text:style-name="T1">Controller</text:span></text:p>
          <text:p text:style-name="P1"><text:span text:style-name="T21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5.52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5.72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5.92cm" svg:y="7.0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6.12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2cm" svg:x="6.32cm" svg:y="7.48cm">
          <text:p text:style-name="P1"><text:span text:style-name="T1">Motor</text:span></text:p>
          <text:p text:style-name="P1"><text:span text:style-name="T21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1" draw:layer="layout" svg:x1="7.842cm" svg:y1="9.48cm" svg:x2="7.842cm" svg:y2="10.18cm">
          <text:p/>
        </draw:line>
        <draw:line draw:style-name="gr87" draw:text-style-name="P1" draw:layer="layout" svg:x1="7.542cm" svg:y1="9.48cm" svg:x2="7.542cm" svg:y2="10.18cm">
          <text:p/>
        </draw:line>
        <draw:line draw:style-name="gr87" draw:text-style-name="P1" draw:layer="layout" svg:x1="7.242cm" svg:y1="9.48cm" svg:x2="7.242cm" svg:y2="10.18cm">
          <text:p/>
        </draw:line>
        <draw:line draw:style-name="gr87" draw:text-style-name="P1" draw:layer="layout" svg:x1="6.942cm" svg:y1="9.48cm" svg:x2="6.942cm" svg:y2="10.18cm">
          <text:p/>
        </draw:line>
        <draw:line draw:style-name="gr87" draw:text-style-name="P1" draw:layer="layout" svg:x1="6.642cm" svg:y1="9.48cm" svg:x2="6.642cm" svg:y2="10.18cm">
          <text:p/>
        </draw:line>
        <draw:line draw:style-name="gr87" draw:text-style-name="P1" draw:layer="layout" svg:x1="7.842cm" svg:y1="9.48cm" svg:x2="7.842cm" svg:y2="10.18cm">
          <text:p/>
        </draw:line>
        <draw:path draw:style-name="gr8" draw:text-style-name="P1" draw:layer="layout" svg:width="5.085cm" svg:height="2.843cm" svg:x="14.928cm" svg:y="13.484cm" svg:viewBox="0 0 5086 2844" svg:d="m0 2844v-2044l2542-799 2544 799v2044zm-5086 0zm5086-2844z">
          <text:p text:style-name="P1"><text:span text:style-name="T2">NSC200Controller</text:span></text:p>
        </draw:path>
        <draw:path draw:style-name="gr88" draw:text-style-name="P1" draw:layer="layout" svg:width="5.085cm" svg:height="2.843cm" svg:x="4.76cm" svg:y="13.459cm" svg:viewBox="0 0 5086 2844" svg:d="m0 2844v-2044l2542-799 2544 799v2044zm-5086 0zm5086-2844z">
          <text:p text:style-name="P1"><text:span text:style-name="T2">IcepapController</text:span></text:p>
        </draw:path>
        <draw:frame draw:style-name="gr9" draw:text-style-name="P1" xml:id="id34" draw:id="id34" draw:layer="layout" svg:width="1.521cm" svg:height="1.521cm" svg:x="-5.308cm" svg:y="9.826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35" draw:id="id35" draw:layer="layout" svg:width="1.521cm" svg:height="1.521cm" svg:x="-3.592cm" svg:y="9.769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36" draw:id="id36" draw:layer="layout" svg:width="1.521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32" draw:id="id32" draw:layer="layout" svg:width="1.521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1" draw:text-style-name="P1" draw:layer="layout" draw:type="curve" draw:line-skew="0cm 2.499cm 3.077cm" svg:x1="-6.335cm" svg:y1="11.29cm" svg:x2="-5.821cm" svg:y2="14.633cm" draw:start-shape="id32" draw:start-glue-point="2" draw:end-shape="id33" svg:d="m-6335 11290c0 2229 171 3343 514 3343">
          <text:p/>
        </draw:connector>
        <draw:connector draw:style-name="gr11" draw:text-style-name="P1" draw:layer="layout" draw:type="curve" svg:x1="-4.548cm" svg:y1="11.347cm" svg:x2="-0.638cm" svg:y2="17.977cm" draw:start-shape="id34" draw:start-glue-point="2" draw:end-shape="id33" svg:d="m-4548 11347c0 10695 3910 7380 3910 6630">
          <text:p/>
        </draw:connector>
        <draw:connector draw:style-name="gr11" draw:text-style-name="P1" draw:layer="layout" draw:type="curve" draw:line-skew="0.823cm" svg:x1="-2.832cm" svg:y1="11.29cm" svg:x2="-0.638cm" svg:y2="17.977cm" draw:start-shape="id35" draw:start-glue-point="2" draw:end-shape="id33" svg:d="m-2832 11290c0 12015 2194 8671 2194 6687">
          <text:p/>
        </draw:connector>
        <draw:connector draw:style-name="gr11" draw:text-style-name="P1" draw:layer="layout" draw:type="curve" draw:line-skew="0.806cm" svg:x1="-1.167cm" svg:y1="11.29cm" svg:x2="-0.638cm" svg:y2="17.977cm" draw:start-shape="id36" draw:start-glue-point="2" draw:end-shape="id33" svg:d="m-1167 11290c0 11989 529 8646 529 6687">
          <text:p/>
        </draw:connector>
        <draw:path draw:style-name="gr89" draw:text-style-name="P1" draw:layer="layout" svg:width="9.488cm" svg:height="4.507cm" draw:transform="rotate (-2.92237929953994) translate (6.81055836337152cm 15.5763120006445cm)" svg:viewBox="0 0 9489 4508" svg:d="m0 4463c306 23 2072 390 2406-1447 90-508 271-1922 639-2418 1372-1201 4550-367 6058 522 813 406 90 1174 90 1174">
          <text:p/>
        </draw:path>
        <draw:frame draw:style-name="gr9" draw:text-style-name="P1" xml:id="id37" draw:id="id37" draw:layer="layout" svg:width="1.521cm" svg:height="1.521cm" svg:x="-0.226cm" svg:y="9.77cm">
          <draw:image xlink:href="Pictures/100002010000008000000080AA8068AA.png" xlink:type="simple" xlink:show="embed" xlink:actuate="onLoad">
            <text:p/>
          </draw:image>
        </draw:frame>
        <draw:connector draw:style-name="gr11" draw:text-style-name="P1" draw:layer="layout" draw:type="curve" svg:x1="0.534cm" svg:y1="11.291cm" svg:x2="-0.638cm" svg:y2="17.977cm" draw:start-shape="id37" draw:start-glue-point="2" draw:end-shape="id33" svg:d="m534 11291c0 10779-1172 7436-1172 6686">
          <text:p/>
        </draw:connector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layer="layout" svg:width="10.155cm" svg:height="6.62cm" svg:x="9.855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9.855cm" svg:y="5.08cm">
          <text:p text:style-name="P1"><text:span text:style-name="T20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2cm" svg:x="10.44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1" draw:id="id41" draw:layer="layout" svg:width="3cm" svg:height="2cm" svg:x="15.94cm" svg:y="6.78cm">
          <text:p text:style-name="P1"><text:span text:style-name="T1">Motor</text:span></text:p>
          <text:p text:style-name="P1"><text:span text:style-name="T21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10.4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5.081cm" svg:height="1.383cm" svg:x="9.846cm" svg:y="12.7cm" svg:viewBox="0 0 5082 1384" svg:d="m0 1384v-1384h5082v1384l-2542-794zm-2540 794z">
          <text:p/>
        </draw:path>
        <draw:path draw:style-name="gr7" draw:text-style-name="P1" draw:layer="layout" svg:width="5.081cm" svg:height="1.383cm" svg:x="14.928cm" svg:y="12.7cm" svg:viewBox="0 0 5082 1384" svg:d="m0 1384v-1384h5082v1384l-2542-794zm-2540 794z">
          <text:p/>
        </draw:path>
        <draw:custom-shape draw:style-name="gr4" draw:text-style-name="P5" xml:id="id38" draw:id="id38" draw:layer="layout" svg:width="3cm" svg:height="2cm" svg:x="15.94cm" svg:y="9.98cm">
          <text:p text:style-name="P1"><text:span text:style-name="T1">Controller</text:span></text:p>
          <text:p text:style-name="P1"><text:span text:style-name="T21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xml:id="id39" draw:id="id39" draw:layer="layout" svg:width="4.318cm" svg:height="4.318cm" svg:x="23.391cm" svg:y="13.116cm">
          <draw:image xlink:href="Pictures/100002010000010000000100976EC3FE.png" xlink:type="simple" xlink:show="embed" xlink:actuate="onLoad">
            <text:p/>
          </draw:image>
        </draw:frame>
        <draw:connector draw:style-name="gr10" draw:text-style-name="P1" draw:layer="layout" draw:type="curve" svg:x1="18.94cm" svg:y1="10.98cm" svg:x2="23.391cm" svg:y2="15.275cm" draw:start-shape="id38" draw:start-glue-point="1" draw:end-shape="id39" draw:end-glue-point="3" svg:d="m18940 10980c3340 0 1115 4295 4451 4295">
          <text:p text:style-name="P1">serial</text:p>
          <text:p text:style-name="P1">line</text:p>
        </draw:connector>
        <draw:frame draw:style-name="gr9" draw:text-style-name="P1" xml:id="id40" draw:id="id40" draw:layer="layout" svg:width="4.218cm" svg:height="2.685cm" svg:x="16.9cm" svg:y="17.491cm">
          <draw:image xlink:href="Pictures/10000201000001FD00000144CB691467.png" xlink:type="simple" xlink:show="embed" xlink:actuate="onLoad">
            <text:p/>
          </draw:image>
        </draw:frame>
        <draw:connector draw:style-name="gr11" draw:text-style-name="P1" draw:layer="layout" draw:type="curve" svg:x1="23.824cm" svg:y1="15.959cm" svg:x2="21.118cm" svg:y2="18.833cm" draw:end-shape="id40" draw:end-glue-point="1" svg:d="m23824 15959c-1654 0-302 2874-2706 2874">
          <text:p/>
        </draw:connector>
        <draw:connector draw:style-name="gr12" draw:text-style-name="P1" draw:layer="layout" draw:type="line" svg:x1="17.44cm" svg:y1="8.78cm" svg:x2="17.44cm" svg:y2="9.98cm" draw:start-shape="id41" draw:start-glue-point="2" draw:end-shape="id38" draw:end-glue-point="0" svg:d="m17440 8780v1200">
          <text:p/>
        </draw:connector>
        <draw:path draw:style-name="gr8" draw:text-style-name="P5" draw:layer="layout" svg:width="5.085cm" svg:height="2.843cm" svg:x="14.928cm" svg:y="13.484cm" svg:viewBox="0 0 5086 2844" svg:d="m0 2844v-2044l2542-799 2544 799v2044zm-5086 0zm5086-2844z">
          <text:p text:style-name="P1"><text:span text:style-name="T2">NSC200Controller</text:span></text:p>
        </draw:path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layer="layout" svg:width="10.192cm" svg:height="6.62cm" svg:x="12.663cm" svg:y="5.0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12.663cm" svg:y="4.085cm">
          <text:p text:style-name="P1"><text:span text:style-name="T20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2cm" svg:x="18.341cm" svg:y="6.285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18.341cm" svg:y="8.685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5.081cm" svg:height="1.383cm" svg:x="12.665cm" svg:y="11.705cm" svg:viewBox="0 0 5082 1384" svg:d="m0 1384v-1384h5082v1384l-2542-794zm-2540 794z">
          <text:p/>
        </draw:path>
        <draw:path draw:style-name="gr7" draw:text-style-name="P1" draw:layer="layout" svg:width="5.081cm" svg:height="1.383cm" svg:x="17.747cm" svg:y="11.705cm" svg:viewBox="0 0 5082 1384" svg:d="m0 1384v-1384h5082v1384l-2542-794zm-2540 794z">
          <text:p/>
        </draw:path>
        <dr3d:scene draw:style-name="gr23" xml:id="id43" draw:id="id43" svg:width="10.367cm" svg:height="6.687cm" svg:x="2.08cm" svg:y="10.29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5" draw:layer="layout" svg:width="3cm" svg:height="2cm" svg:x="13.741cm" svg:y="9.185cm">
          <text:p text:style-name="P1"><text:span text:style-name="T1">Controller</text:span></text:p>
          <text:p text:style-name="P1"><text:span text:style-name="T21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13.421cm" svg:y="5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3cm" svg:height="2cm" svg:x="14.021cm" svg:y="6.2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2cm" svg:x="14.221cm" svg:y="6.485cm">
          <text:p text:style-name="P1"><text:span text:style-name="T1">Motor</text:span></text:p>
          <text:p text:style-name="P1"><text:span text:style-name="T21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1" draw:layer="layout" svg:x1="15.743cm" svg:y1="8.485cm" svg:x2="15.743cm" svg:y2="9.185cm">
          <text:p/>
        </draw:line>
        <draw:line draw:style-name="gr87" draw:text-style-name="P1" draw:layer="layout" svg:x1="15.443cm" svg:y1="8.485cm" svg:x2="15.443cm" svg:y2="9.185cm">
          <text:p/>
        </draw:line>
        <draw:line draw:style-name="gr87" draw:text-style-name="P1" draw:layer="layout" svg:x1="15.143cm" svg:y1="8.485cm" svg:x2="15.143cm" svg:y2="9.185cm">
          <text:p/>
        </draw:line>
        <draw:line draw:style-name="gr87" draw:text-style-name="P1" draw:layer="layout" svg:x1="14.843cm" svg:y1="8.485cm" svg:x2="14.843cm" svg:y2="9.185cm">
          <text:p/>
        </draw:line>
        <draw:line draw:style-name="gr87" draw:text-style-name="P1" draw:layer="layout" svg:x1="14.543cm" svg:y1="8.485cm" svg:x2="14.543cm" svg:y2="9.185cm">
          <text:p/>
        </draw:line>
        <draw:line draw:style-name="gr87" draw:text-style-name="P1" draw:layer="layout" svg:x1="15.743cm" svg:y1="8.485cm" svg:x2="15.743cm" svg:y2="9.185cm">
          <text:p/>
        </draw:line>
        <draw:path draw:style-name="gr88" draw:text-style-name="P1" draw:layer="layout" svg:width="5.085cm" svg:height="2.843cm" svg:x="12.661cm" svg:y="12.464cm" svg:viewBox="0 0 5086 2844" svg:d="m0 2844v-2044l2542-799 2544 799v2044zm-5086 0zm5086-2844z">
          <text:p text:style-name="P1"><text:span text:style-name="T2">IcepapController</text:span></text:p>
        </draw:path>
        <draw:frame draw:style-name="gr9" draw:text-style-name="P1" xml:id="id44" draw:id="id44" draw:layer="layout" svg:width="1.521cm" svg:height="1.521cm" svg:x="2.593cm" svg:y="8.831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45" draw:id="id45" draw:layer="layout" svg:width="1.521cm" svg:height="1.521cm" svg:x="4.309cm" svg:y="8.774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46" draw:id="id46" draw:layer="layout" svg:width="1.521cm" svg:height="1.521cm" svg:x="5.974cm" svg:y="8.774cm">
          <draw:image xlink:href="Pictures/100002010000008000000080AA8068AA.png" xlink:type="simple" xlink:show="embed" xlink:actuate="onLoad">
            <text:p/>
          </draw:image>
        </draw:frame>
        <draw:frame draw:style-name="gr9" draw:text-style-name="P1" xml:id="id42" draw:id="id42" draw:layer="layout" svg:width="1.521cm" svg:height="1.521cm" svg:x="0.806cm" svg:y="8.774cm">
          <draw:image xlink:href="Pictures/100002010000008000000080AA8068AA.png" xlink:type="simple" xlink:show="embed" xlink:actuate="onLoad">
            <text:p/>
          </draw:image>
        </draw:frame>
        <draw:connector draw:style-name="gr11" draw:text-style-name="P1" draw:layer="layout" draw:type="curve" draw:line-skew="0cm 2.499cm 3.077cm" svg:x1="1.566cm" svg:y1="10.295cm" svg:x2="2.08cm" svg:y2="13.638cm" draw:start-shape="id42" draw:start-glue-point="2" draw:end-shape="id43" svg:d="m1566 10295c0 2229 171 3343 514 3343">
          <text:p/>
        </draw:connector>
        <draw:connector draw:style-name="gr11" draw:text-style-name="P1" draw:layer="layout" draw:type="curve" svg:x1="3.353cm" svg:y1="10.352cm" svg:x2="7.263cm" svg:y2="16.982cm" draw:start-shape="id44" draw:start-glue-point="2" draw:end-shape="id43" svg:d="m3353 10352c0 10695 3910 7380 3910 6630">
          <text:p/>
        </draw:connector>
        <draw:connector draw:style-name="gr11" draw:text-style-name="P1" draw:layer="layout" draw:type="curve" draw:line-skew="0.823cm" svg:x1="5.069cm" svg:y1="10.295cm" svg:x2="7.263cm" svg:y2="16.982cm" draw:start-shape="id45" draw:start-glue-point="2" draw:end-shape="id43" svg:d="m5069 10295c0 12015 2194 8671 2194 6687">
          <text:p/>
        </draw:connector>
        <draw:connector draw:style-name="gr11" draw:text-style-name="P1" draw:layer="layout" draw:type="curve" draw:line-skew="0.806cm" svg:x1="6.734cm" svg:y1="10.295cm" svg:x2="7.263cm" svg:y2="16.982cm" draw:start-shape="id46" draw:start-glue-point="2" draw:end-shape="id43" svg:d="m6734 10295c0 11989 529 8646 529 6687">
          <text:p/>
        </draw:connector>
        <draw:path draw:style-name="gr89" draw:text-style-name="P1" draw:layer="layout" svg:width="9.488cm" svg:height="4.507cm" draw:transform="rotate (-2.92237929953994) translate (14.7115583633716cm 14.5813120006445cm)" svg:viewBox="0 0 9489 4508" svg:d="m0 4463c306 23 2072 390 2406-1447 90-508 271-1922 639-2418 1372-1201 4550-367 6058 522 813 406 90 1174 90 1174">
          <text:p/>
        </draw:path>
        <draw:frame draw:style-name="gr9" draw:text-style-name="P1" xml:id="id47" draw:id="id47" draw:layer="layout" svg:width="1.521cm" svg:height="1.521cm" svg:x="7.675cm" svg:y="8.775cm">
          <draw:image xlink:href="Pictures/100002010000008000000080AA8068AA.png" xlink:type="simple" xlink:show="embed" xlink:actuate="onLoad">
            <text:p/>
          </draw:image>
        </draw:frame>
        <draw:connector draw:style-name="gr11" draw:text-style-name="P1" draw:layer="layout" draw:type="curve" svg:x1="8.435cm" svg:y1="10.296cm" svg:x2="7.263cm" svg:y2="16.982cm" draw:start-shape="id47" draw:start-glue-point="2" draw:end-shape="id43" svg:d="m8435 10296c0 10779-1172 7436-1172 6686">
          <text:p/>
        </draw:connector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2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3.062cm" svg:y="5.08cm">
          <text:p text:style-name="P1"><text:span text:style-name="T20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2cm" svg:x="3.94cm" svg:y="7.2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1" draw:id="id51" draw:layer="layout" svg:width="3cm" svg:height="2cm" svg:x="14.24cm" svg:y="6.78cm">
          <text:p text:style-name="P1"><text:span text:style-name="T1">Motor</text:span></text:p>
          <text:p text:style-name="P1"><text:span text:style-name="T1">“</text:span><text:span text:style-name="T1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3.94cm" svg:y="9.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3cm" svg:height="2cm" svg:x="8.14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3cm" svg:height="2cm" svg:x="8.34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54cm" svg:y="10.08cm">
            <text:p text:style-name="P1"><text:span text:style-name="T1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7" draw:text-style-name="P1" draw:layer="layout" svg:width="5.081cm" svg:height="1.383cm" svg:x="3.064cm" svg:y="12.7cm" svg:viewBox="0 0 5082 1384" svg:d="m0 1384v-1384h5082v1384l-2542-794zm-2540 794z">
          <text:p/>
        </draw:path>
        <draw:path draw:style-name="gr8" draw:text-style-name="P5" draw:layer="layout" svg:width="5.085cm" svg:height="2.843cm" svg:x="13.224cm" svg:y="13.452cm" svg:viewBox="0 0 5086 2844" svg:d="m0 2844v-2044l2542-799 2544 799v2044zm-5086 0zm5086-2844z">
          <text:p text:style-name="P1"><text:span text:style-name="T2">NSC200Controller</text:span></text:p>
        </draw:path>
        <draw:path draw:style-name="gr7" draw:text-style-name="P1" draw:layer="layout" svg:width="5.081cm" svg:height="1.383cm" svg:x="8.146cm" svg:y="12.7cm" svg:viewBox="0 0 5082 1384" svg:d="m0 1384v-1384h5082v1384l-2542-794zm-2540 794z">
          <text:p/>
        </draw:path>
        <draw:path draw:style-name="gr7" draw:text-style-name="P1" draw:layer="layout" svg:width="5.081cm" svg:height="1.383cm" svg:x="13.228cm" svg:y="12.7cm" svg:viewBox="0 0 5082 1384" svg:d="m0 1384v-1384h5082v1384l-2542-794zm-2540 794z">
          <text:p/>
        </draw:path>
        <draw:custom-shape draw:style-name="gr4" draw:text-style-name="P5" xml:id="id48" draw:id="id48" draw:layer="layout" svg:width="3cm" svg:height="2cm" svg:x="14.24cm" svg:y="9.98cm">
          <text:p text:style-name="P1"><text:span text:style-name="T20">Controller</text:span></text:p>
          <text:p text:style-name="P1"><text:span text:style-name="T3">“</text:span><text:span text:style-name="T3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7.24cm" svg:y1="10.98cm" svg:x2="22.427cm" svg:y2="12.551cm" draw:start-shape="id48" draw:start-glue-point="1" draw:end-shape="id49" draw:end-glue-point="0" svg:d="m17240 10980c3458 0 5187 523 5187 1571">
          <text:p text:style-name="P1">serial</text:p>
          <text:p text:style-name="P1">line</text:p>
        </draw:connector>
        <draw:frame draw:style-name="gr9" draw:text-style-name="P1" xml:id="id50" draw:id="id50" draw:layer="layout" svg:width="4.218cm" svg:height="2.685cm" svg:x="15.2cm" svg:y="17.491cm">
          <draw:image xlink:href="Pictures/10000201000001FD00000144CB691467.png" xlink:type="simple" xlink:show="embed" xlink:actuate="onLoad">
            <text:p/>
          </draw:image>
        </draw:frame>
        <draw:connector draw:style-name="gr11" draw:text-style-name="P1" draw:layer="layout" draw:type="curve" svg:x1="22.124cm" svg:y1="15.959cm" svg:x2="19.418cm" svg:y2="18.833cm" draw:end-shape="id50" draw:end-glue-point="1" svg:d="m22124 15959c-1654 0-302 2874-2706 2874">
          <text:p/>
        </draw:connector>
        <draw:connector draw:style-name="gr12" draw:text-style-name="P1" draw:layer="layout" draw:type="line" svg:x1="15.74cm" svg:y1="8.78cm" svg:x2="15.74cm" svg:y2="9.98cm" draw:start-shape="id51" draw:start-glue-point="2" draw:end-shape="id48" draw:end-glue-point="0" svg:d="m15740 8780v1200">
          <text:p/>
        </draw:connector>
        <dr3d:scene draw:style-name="gr23" xml:id="id49" draw:id="id49" svg:width="10.367cm" svg:height="6.687cm" svg:x="17.244cm" svg:y="12.55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4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layer="layout" svg:width="13.049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3.062cm" svg:y="5.68cm">
          <text:p text:style-name="P1"><text:span text:style-name="T20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3.94cm" svg:y="7.8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17.443cm" svg:y="7.5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6" draw:text-style-name="P1" draw:layer="layout" svg:width="3cm" svg:height="2cm" svg:x="4.028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4.228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44cm" svg:y="10.58cm">
            <text:p text:style-name="P1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7.828cm" svg:y="7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8.028cm" svg:y="7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4cm" svg:y="7.881cm">
            <text:p text:style-name="P1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7.828cm" svg:y="10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8.028cm" svg:y="10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4cm" svg:y="10.581cm">
            <text:p text:style-name="P1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628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1.828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4cm" svg:y="7.882cm">
            <text:p text:style-name="P1"><text:span text:style-name="T1">0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628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1.828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4cm" svg:y="10.583cm">
            <text:p text:style-name="P1"><text:span text:style-name="T1">2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1" draw:layer="layout" svg:width="0.514cm" svg:height="1.114cm" svg:x="9.41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layer="layout" svg:width="10.719cm" svg:height="3.849cm" svg:x="16.766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5.308cm" svg:height="1cm" svg:x="16.766cm" svg:y="5.668cm">
          <text:p text:style-name="P1"><text:span text:style-name="T20">MacroServer DS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7.444cm" svg:height="4.931cm" svg:x="6.395cm" svg:y="0.5cm">
          <draw:image xlink:href="Pictures/100002010000032000000212CEBD1D00.png" xlink:type="simple" xlink:show="embed" xlink:actuate="onLoad">
            <text:p/>
          </draw:image>
        </draw:frame>
        <draw:frame draw:style-name="gr9" draw:text-style-name="P1" draw:layer="layout" svg:width="7.444cm" svg:height="4.931cm" svg:x="18.316cm" svg:y="0.441cm">
          <draw:image xlink:href="Pictures/100002010000032000000212CEBD1D00.png" xlink:type="simple" xlink:show="embed" xlink:actuate="onLoad">
            <text:p/>
          </draw:image>
        </draw:frame>
        <draw:custom-shape draw:style-name="gr90" draw:text-style-name="P1" draw:layer="layout" svg:width="0.514cm" svg:height="1.114cm" svg:x="22.41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91" draw:text-style-name="P1" draw:layer="layout" svg:width="3cm" svg:height="2cm" svg:x="22.355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1" draw:layer="layout" svg:width="3cm" svg:height="2cm" svg:x="22.555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" draw:layer="layout" svg:width="3cm" svg:height="2cm" svg:x="22.755cm" svg:y="7.863cm">
            <text:p text:style-name="P1"><text:span text:style-name="T2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layer="layout" svg:width="13.049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3.262cm" svg:y="10.98cm">
          <text:p text:style-name="P1"><text:span text:style-name="T20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4.14cm" svg:y="13.1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cm" svg:height="2cm" svg:x="4.943cm" svg:y="7.568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6" draw:text-style-name="P1" draw:layer="layout" svg:width="3cm" svg:height="2cm" svg:x="4.228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4.428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64cm" svg:y="15.88cm">
            <text:p text:style-name="P1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8.028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8.228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4cm" svg:y="13.181cm">
            <text:p text:style-name="P1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8.028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8.228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4cm" svg:y="15.881cm">
            <text:p text:style-name="P1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828cm" svg:y="12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2.028cm" svg:y="12.9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4cm" svg:y="13.182cm">
            <text:p text:style-name="P1"><text:span text:style-name="T1">0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828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2.028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4cm" svg:y="15.883cm">
            <text:p text:style-name="P1"><text:span text:style-name="T1">2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1" draw:layer="layout" svg:width="0.514cm" svg:height="1.114cm" svg:x="9.81cm" svg:y="10.7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layer="layout" svg:width="10.719cm" svg:height="3.849cm" svg:x="4.266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5.308cm" svg:height="1cm" svg:x="4.266cm" svg:y="5.668cm">
          <text:p text:style-name="P1"><text:span text:style-name="T20">MacroServer DS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7.444cm" svg:height="4.931cm" svg:x="5.995cm" svg:y="0.5cm">
          <draw:image xlink:href="Pictures/100002010000032000000212CEBD1D00.png" xlink:type="simple" xlink:show="embed" xlink:actuate="onLoad">
            <text:p/>
          </draw:image>
        </draw:frame>
        <draw:custom-shape draw:style-name="gr90" draw:text-style-name="P1" draw:layer="layout" svg:width="0.514cm" svg:height="1.114cm" svg:x="9.91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91" draw:text-style-name="P1" draw:layer="layout" svg:width="3cm" svg:height="2cm" svg:x="9.855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1" draw:layer="layout" svg:width="3cm" svg:height="2cm" svg:x="10.055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" draw:layer="layout" svg:width="3cm" svg:height="2cm" svg:x="10.255cm" svg:y="7.863cm">
            <text:p text:style-name="P1"><text:span text:style-name="T2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layer="layout" svg:width="13.049cm" svg:height="9.032cm" svg:x="6.262cm" svg:y="9.4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6.262cm" svg:y="8.468cm">
          <text:p text:style-name="P1"><text:span text:style-name="T20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3" draw:id="id53" draw:layer="layout" svg:width="3cm" svg:height="2cm" svg:x="7.34cm" svg:y="12.78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2" draw:id="id52" draw:layer="layout" svg:width="4cm" svg:height="2cm" svg:x="6.828cm" svg:y="9.946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1" draw:text-style-name="P1" draw:layer="layout" svg:width="3cm" svg:height="2cm" svg:x="12.64cm" svg:y="9.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1" draw:layer="layout" svg:width="3cm" svg:height="2cm" svg:x="12.84cm" svg:y="10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" draw:layer="layout" svg:width="3cm" svg:height="2cm" svg:x="13.04cm" svg:y="10.39cm">
            <text:p text:style-name="P1"><text:span text:style-name="T2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7.228cm" svg:y="15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7.428cm" svg:y="15.5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7.64cm" svg:y="15.78cm">
            <text:p text:style-name="P1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028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1.228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4cm" svg:y="13.081cm">
            <text:p text:style-name="P1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1.028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1.228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4cm" svg:y="15.781cm">
            <text:p text:style-name="P1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4.828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5.028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4cm" svg:y="13.082cm">
            <text:p text:style-name="P1"><text:span text:style-name="T1">0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4.828cm" svg:y="15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5.028cm" svg:y="15.5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4cm" svg:y="15.783cm">
            <text:p text:style-name="P1"><text:span text:style-name="T1">2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1" draw:layer="layout" svg:width="0.514cm" svg:height="0.89cm" svg:x="12.726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7.444cm" svg:height="4.931cm" svg:x="9.318cm" svg:y="3.322cm">
          <draw:image xlink:href="Pictures/100002010000032000000212CEBD1D00.png" xlink:type="simple" xlink:show="embed" xlink:actuate="onLoad">
            <text:p/>
          </draw:image>
        </draw:frame>
        <draw:connector draw:style-name="gr58" draw:text-style-name="P1" draw:layer="layout" svg:x1="8.828cm" svg:y1="11.946cm" svg:x2="8.84cm" svg:y2="12.78cm" draw:start-shape="id52" draw:start-glue-point="2" draw:end-shape="id53" draw:end-glue-point="0" svg:d="m8828 11946v418h12v416">
          <text:p/>
        </draw:connector>
        <presentation:notes draw:style-name="dp2">
          <draw:page-thumbnail draw:style-name="gr13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90" draw:text-style-name="P1" draw:layer="layout" svg:width="0.514cm" svg:height="1.202cm" svg:x="20.326cm" svg:y="6.7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" draw:layer="layout" svg:width="7.444cm" svg:height="4.931cm" svg:x="16.918cm" svg:y="2.022cm">
          <draw:image xlink:href="Pictures/100002010000032000000212CEBD1D00.png" xlink:type="simple" xlink:show="embed" xlink:actuate="onLoad">
            <text:p/>
          </draw:image>
        </draw:frame>
        <draw:custom-shape draw:style-name="gr1" draw:layer="layout" svg:width="13.049cm" svg:height="6.62cm" svg:x="0.405cm" svg:y="8.268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9.463cm" svg:y="7.268cm">
          <text:p text:style-name="P1"><text:span text:style-name="T20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5" xml:id="id56" draw:id="id56" draw:layer="layout" svg:width="3cm" svg:height="2cm" svg:x="9.585cm" svg:y="8.768cm">
          <text:p text:style-name="P1"><text:span text:style-name="T1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6" draw:text-style-name="P1" draw:layer="layout" svg:width="3cm" svg:height="2cm" svg:x="9.497cm" svg:y="11.73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9.297cm" svg:y="11.93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9.085cm" svg:y="12.168cm">
            <text:p text:style-name="P1"><text:span text:style-name="T1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5.285cm" svg:y="9.469cm">
            <text:p text:style-name="P1"><text:span text:style-name="T1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5.285cm" svg:y="12.169cm">
            <text:p text:style-name="P1"><text:span text:style-name="T1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.485cm" svg:y="9.47cm">
            <text:p text:style-name="P1"><text:span text:style-name="T1">0D</text:span></text:p>
            <text:p text:style-name="P1"><text:span text:style-name="T1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.897cm" svg:y="11.73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.697cm" svg:y="11.93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.485cm" svg:y="12.171cm">
            <text:p text:style-name="P1"><text:span text:style-name="T1">2D</text:span></text:p>
            <text:p text:style-name="P1"><text:span text:style-name="T1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layer="layout" svg:width="13.049cm" svg:height="9.032cm" svg:x="13.963cm" svg:y="8.2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5" draw:layer="layout" svg:width="4cm" svg:height="1cm" svg:x="13.963cm" svg:y="7.268cm">
          <text:p text:style-name="P1"><text:span text:style-name="T20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5" draw:id="id55" draw:layer="layout" svg:width="3cm" svg:height="2cm" svg:x="15.041cm" svg:y="11.58cm">
          <text:p text:style-name="P1"><text:span text:style-name="T1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4" draw:id="id54" draw:layer="layout" svg:width="4cm" svg:height="2cm" svg:x="14.529cm" svg:y="8.746cm">
          <text:p text:style-name="P1"><text:span text:style-name="T1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1" draw:text-style-name="P1" draw:layer="layout" svg:width="3cm" svg:height="2cm" svg:x="20.341cm" svg:y="8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1" draw:layer="layout" svg:width="3cm" svg:height="2cm" svg:x="20.541cm" svg:y="8.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" draw:layer="layout" svg:width="3cm" svg:height="2cm" svg:x="20.741cm" svg:y="9.19cm">
            <text:p text:style-name="P1"><text:span text:style-name="T2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4.929cm" svg:y="14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5.129cm" svg:y="14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341cm" svg:y="14.58cm">
            <text:p text:style-name="P1"><text:span text:style-name="T1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1.881cm">
            <text:p text:style-name="P1"><text:span text:style-name="T1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4.581cm">
            <text:p text:style-name="P1"><text:span text:style-name="T1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1.882cm">
            <text:p text:style-name="P1"><text:span text:style-name="T1">0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1" draw:layer="layout" svg:width="3cm" svg:height="2cm" svg:x="22.529cm" svg:y="14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" draw:layer="layout" svg:width="3cm" svg:height="2cm" svg:x="22.729cm" svg:y="14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4.583cm">
            <text:p text:style-name="P1"><text:span text:style-name="T1">2D</text:span></text:p>
            <text:p text:style-name="P1"><text:span text:style-name="T1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8" draw:text-style-name="P1" draw:layer="layout" svg:x1="16.529cm" svg:y1="10.746cm" svg:x2="16.541cm" svg:y2="11.58cm" draw:start-shape="id54" draw:start-glue-point="2" draw:end-shape="id55" draw:end-glue-point="0" svg:d="m16529 10746v418h12v416">
          <text:p/>
        </draw:connector>
        <draw:connector draw:style-name="gr58" draw:text-style-name="P1" draw:layer="layout" svg:x1="14.529cm" svg:y1="9.746cm" svg:x2="12.585cm" svg:y2="9.768cm" draw:start-shape="id54" draw:start-glue-point="3" draw:end-shape="id56" draw:end-glue-point="1" svg:d="m14529 9746h-972v22h-972">
          <text:p/>
        </draw:connector>
        <presentation:notes draw:style-name="dp2">
          <draw:page-thumbnail draw:style-name="gr13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ago Coutinho</meta:initial-creator>
    <meta:creation-date>2012-07-11T15:00:09</meta:creation-date>
    <dc:date>2012-07-24T11:36:25</dc:date>
    <dc:creator>Tiago Coutinho</dc:creator>
    <meta:editing-duration>P10DT46M4S</meta:editing-duration>
    <meta:editing-cycles>28</meta:editing-cycles>
    <meta:generator>LibreOffice/3.3$Linux LibreOffice_project/330m19$Build-401</meta:generator>
    <meta:document-statistic meta:object-count="585"/>
  </office:meta>
</office:document-meta>
</file>